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81cm"/>
    </style:style>
    <style:style style:name="co2" style:family="table-column">
      <style:table-column-properties fo:break-before="auto" style:column-width="8.438cm"/>
    </style:style>
    <style:style style:name="co3" style:family="table-column">
      <style:table-column-properties fo:break-before="auto" style:column-width="5.345cm"/>
    </style:style>
    <style:style style:name="co4" style:family="table-column">
      <style:table-column-properties fo:break-before="auto" style:column-width="10.472cm"/>
    </style:style>
    <style:style style:name="co5" style:family="table-column">
      <style:table-column-properties fo:break-before="auto" style:column-width="4.662cm"/>
    </style:style>
    <style:style style:name="co6" style:family="table-column">
      <style:table-column-properties fo:break-before="auto" style:column-width="2.69cm"/>
    </style:style>
    <style:style style:name="co7" style:family="table-column">
      <style:table-column-properties fo:break-before="auto" style:column-width="3.468cm"/>
    </style:style>
    <style:style style:name="co8" style:family="table-column">
      <style:table-column-properties fo:break-before="auto" style:column-width="2.258cm"/>
    </style:style>
    <style:style style:name="co9" style:family="table-column">
      <style:table-column-properties fo:break-before="auto" style:column-width="3.868cm"/>
    </style:style>
    <style:style style:name="co10" style:family="table-column">
      <style:table-column-properties fo:break-before="auto" style:column-width="3.371cm"/>
    </style:style>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12.832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co20" style:family="table-column">
      <style:table-column-properties fo:break-before="auto" style:column-width="2.845cm"/>
    </style:style>
    <style:style style:name="co21" style:family="table-column">
      <style:table-column-properties fo:break-before="auto" style:column-width="3.459cm"/>
    </style:style>
    <style:style style:name="co22" style:family="table-column">
      <style:table-column-properties fo:break-before="auto" style:column-width="3.189cm"/>
    </style:style>
    <style:style style:name="co23" style:family="table-column">
      <style:table-column-properties fo:break-before="auto" style:column-width="2.771cm"/>
    </style:style>
    <style:style style:name="co24" style:family="table-column">
      <style:table-column-properties fo:break-before="auto" style:column-width="4.12cm"/>
    </style:style>
    <style:style style:name="co25" style:family="table-column">
      <style:table-column-properties fo:break-before="auto" style:column-width="3.261cm"/>
    </style:style>
    <style:style style:name="co26" style:family="table-column">
      <style:table-column-properties fo:break-before="auto" style:column-width="3.164cm"/>
    </style:style>
    <style:style style:name="co27" style:family="table-column">
      <style:table-column-properties fo:break-before="auto" style:column-width="4.71cm"/>
    </style:style>
    <style:style style:name="co28" style:family="table-column">
      <style:table-column-properties fo:break-before="auto" style:column-width="4.734cm"/>
    </style:style>
    <style:style style:name="co29" style:family="table-column">
      <style:table-column-properties fo:break-before="auto" style:column-width="5.029cm"/>
    </style:style>
    <style:style style:name="co30" style:family="table-column">
      <style:table-column-properties fo:break-before="auto" style:column-width="3.729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0.635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0.556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573cm" fo:break-before="auto" style:use-optimal-row-height="false"/>
    </style:style>
    <style:style style:name="ro12" style:family="table-row">
      <style:table-row-properties style:row-height="0.61cm" fo:break-before="auto" style:use-optimal-row-height="false"/>
    </style:style>
    <style:style style:name="ta1" style:family="table" style:master-page-name="PageStyle_5f_BOT_20_Calcolator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40"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3"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data-style-name="N0">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order-bottom="0.74pt solid #000000" fo:background-color="#ffd966" style:diagonal-bl-tr="none" style:diagonal-tl-br="none" style:text-align-source="fix" style:repeat-content="false" fo:wrap-option="no-wrap" fo:border-left="1.5pt double-thin #000000" style:border-line-width-left="0.018cm 0.018cm 0.018cm"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font-weight="bold" style:font-weight-asian="bold" style:font-weight-complex="bold"/>
    </style:style>
    <style:style style:name="ce10" style:family="table-cell" style:parent-style-name="Default" style:data-style-name="N11">
      <style:table-cell-properties fo:border-bottom="0.74pt solid #000000" fo:background-color="#ffd966" style:diagonal-bl-tr="none" style:diagonal-tl-br="none" style:text-align-source="fix" style:repeat-content="false" fo:wrap-option="no-wrap" fo:border-left="1.5pt double-thin #000000" style:border-line-width-left="0.018cm 0.018cm 0.018cm"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62" style:family="table-cell" style:parent-style-name="Default">
      <style:table-cell-properties fo:border-bottom="none" fo:background-color="#e7e6e6" style:diagonal-bl-tr="none" style:diagonal-tl-br="none" style:text-align-source="fix" style:repeat-content="false" fo:wrap-option="no-wrap" fo:border-left="1.5pt double-thin #000000" style:border-line-width-left="0.018cm 0.018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63"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6"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22"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23"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24" style:family="table-cell" style:parent-style-name="Default">
      <style:table-cell-properties fo:border-bottom="none" fo:background-color="#e7e7e7"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2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59"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2"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order-bottom="0.74pt solid #000000" fo:background-color="#e7e7e7"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1"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table-cell-properties fo:border-bottom="0.74pt solid #000000" fo:background-color="#e7e7e7"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65"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227" style:family="table-cell" style:parent-style-name="Default" style:data-style-name="N219">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199" style:family="table-cell" style:parent-style-name="Default" style:data-style-name="N258">
      <style:table-cell-properties fo:background-color="#ffffff" style:diagonal-bl-tr="none" style:diagonal-tl-br="none" fo:border="0.74pt solid #000000" style:rotation-align="none"/>
    </style:style>
    <style:style style:name="ce232" style:family="table-cell" style:parent-style-name="Default" style:data-style-name="N11">
      <style:table-cell-properties fo:background-color="#ffffff" style:diagonal-bl-tr="none" style:diagonal-tl-br="none" fo:border="0.74pt solid #000000" style:rotation-align="none"/>
    </style:style>
    <style:style style:name="ce230" style:family="table-cell" style:parent-style-name="Default" style:data-style-name="N219">
      <style:table-cell-properties fo:background-color="#ffffff" style:diagonal-bl-tr="none" style:diagonal-tl-br="none" fo:border="0.74pt solid #000000" style:rotation-align="none"/>
    </style:style>
    <style:style style:name="ce95"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9"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0" style:family="table-cell" style:parent-style-name="Default" style:data-style-name="N150">
      <style:table-cell-properties fo:background-color="#deebf7" style:diagonal-bl-tr="none" style:diagonal-tl-br="none" fo:border="0.74pt solid #000000" style:rotation-align="none"/>
      <style:text-properties fo:color="#808080"/>
    </style:style>
    <style:style style:name="ce98"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112"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40" style:family="table-cell" style:parent-style-name="Default">
      <style:table-cell-properties fo:background-color="#e7e6e6"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89" style:family="table-cell" style:parent-style-name="Default" style:data-style-name="N36">
      <style:table-cell-properties fo:background-color="#ffffff" fo:border="0.74pt solid #000000" style:rotation-align="none"/>
    </style:style>
    <style:style style:name="ce213" style:family="table-cell" style:parent-style-name="Default" style:data-style-name="N258">
      <style:table-cell-properties fo:background-color="#ffffff" fo:border="0.74pt solid #000000" style:rotation-align="none"/>
    </style:style>
    <style:style style:name="ce93" style:family="table-cell" style:parent-style-name="Default" style:data-style-name="N11">
      <style:table-cell-properties fo:background-color="#ffffff" fo:border="0.74pt solid #000000" style:rotation-align="none"/>
    </style:style>
    <style:style style:name="ce94" style:family="table-cell" style:parent-style-name="Default" style:data-style-name="N219">
      <style:table-cell-properties fo:background-color="#ffffff" fo:border="0.74pt solid #000000" style:rotation-align="none"/>
    </style:style>
    <style:style style:name="ce242" style:family="table-cell" style:parent-style-name="Default" style:data-style-name="N0">
      <style:table-cell-properties fo:background-color="#deebf7" fo:border="0.74pt solid #000000" style:rotation-align="none"/>
      <style:text-properties fo:color="#808080"/>
    </style:style>
    <style:style style:name="ce106" style:family="table-cell" style:parent-style-name="Default" style:data-style-name="N150">
      <style:table-cell-properties fo:background-color="#deebf7" fo:border="0.74pt solid #000000" style:rotation-align="none"/>
      <style:text-properties fo:color="#808080"/>
    </style:style>
    <style:style style:name="ce115" style:family="table-cell" style:parent-style-name="Default" style:data-style-name="N219">
      <style:table-cell-properties fo:background-color="#deebf7" fo:border="0.74pt solid #000000" style:rotation-align="none"/>
      <style:text-properties fo:color="#808080"/>
    </style:style>
    <style:style style:name="ce9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5"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28"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118" style:family="table-cell" style:parent-style-name="Default" style:data-style-name="N2">
      <style:table-cell-properties fo:background-color="#deebf7" style:diagonal-bl-tr="none" style:diagonal-tl-br="none" fo:border="0.74pt solid #000000" style:rotation-align="none"/>
      <style:text-properties fo:color="#808080"/>
    </style:style>
    <style:style style:name="ce119" style:family="table-cell" style:parent-style-name="Default" style:data-style-name="N2">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0" style:family="table-cell" style:parent-style-name="Default" style:data-style-name="N2">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data-style-name="N11">
      <style:table-cell-properties fo:border-bottom="0.74pt solid #000000" fo:background-color="#e7e7e7"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4" style:family="table-cell" style:parent-style-name="Default" style:data-style-name="N219"/>
    <style:style style:name="ce241"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45"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30"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31" style:family="table-cell" style:parent-style-name="Default">
      <style:table-cell-properties fo:border-bottom="none" fo:background-color="#e7e7e7"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data-style-name="N149">
      <style:table-cell-properties style:rotation-align="none"/>
    </style:style>
    <style:style style:name="ce245" style:family="table-cell" style:parent-style-name="Default" style:data-style-name="N1">
      <style:table-cell-properties style:rotation-align="none"/>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03"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304" style:family="table-cell" style:parent-style-name="Default">
      <style:table-cell-properties style:diagonal-bl-tr="none" fo:border="0.74pt solid #000000"/>
      <style:text-properties style:font-name="Times New Roman"/>
    </style:style>
    <style:style style:name="ce305" style:family="table-cell" style:parent-style-name="Default">
      <style:table-cell-properties fo:border="0.74pt solid #000000"/>
      <style:text-properties style:font-name="Times New Roman"/>
    </style:style>
    <style:style style:name="ce306"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7"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8"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309"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310"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1"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12"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313"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315"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6"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317"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7"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8"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9"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0"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1"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3"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5"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337"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338"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186" style:family="table-cell" style:parent-style-name="Default">
      <style:table-cell-properties fo:border-bottom="0.74pt solid #000000" fo:background-color="#dddddd"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9"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1"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8"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9"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1"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2"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3"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4"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6"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7"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8"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6"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68"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70"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0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10"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21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9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95"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96"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1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1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19"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220" style:family="table-cell" style:parent-style-name="Default">
      <style:table-cell-properties fo:background-color="#e7e6e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221"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22"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402"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224"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25"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26"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228"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229"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231"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407"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234"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23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409"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41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238"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411" style:family="table-cell" style:parent-style-name="Default">
      <style:table-cell-properties style:text-align-source="fix" style:repeat-content="false" style:vertical-align="middle"/>
      <style:paragraph-properties fo:text-align="center"/>
    </style:style>
    <style:style style:name="ce412" style:family="table-cell" style:parent-style-name="Default">
      <style:table-cell-properties fo:border-bottom="1.76pt double-thin #000000" style:border-line-width-bottom="0.018cm 0.026cm 0.018cm" fo:border-left="none" fo:border-right="none" fo:border-top="none"/>
    </style:style>
    <style:style style:name="ce41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5"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416"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417"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0"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419"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420"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42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254"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56"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423" style:family="table-cell" style:parent-style-name="Default">
      <style:table-cell-properties fo:background-color="#ffbf00" fo:border="0.74pt solid #000000"/>
      <style:text-properties fo:font-weight="bold" style:font-weight-asian="bold" style:font-weight-complex="bold"/>
    </style:style>
    <style:style style:name="ce424" style:family="table-cell" style:parent-style-name="Default">
      <style:table-cell-properties fo:background-color="#729fcf" fo:border="0.74pt solid #000000"/>
    </style:style>
    <style:style style:name="ce425" style:family="table-cell" style:parent-style-name="Default">
      <style:table-cell-properties fo:border="0.74pt solid #000000"/>
    </style:style>
    <style:style style:name="ce426" style:family="table-cell" style:parent-style-name="Default" style:data-style-name="N36">
      <style:table-cell-properties fo:border="0.74pt solid #000000"/>
    </style:style>
    <style:style style:name="ce427" style:family="table-cell" style:parent-style-name="Default" style:data-style-name="N36">
      <style:table-cell-properties fo:background-color="#729fcf" fo:border="0.74pt solid #000000"/>
    </style:style>
    <style:style style:name="ce428" style:family="table-cell" style:parent-style-name="Default" style:data-style-name="N150">
      <style:table-cell-properties fo:background-color="#729fcf" fo:border="0.74pt solid #000000"/>
    </style:style>
    <style:style style:name="ce434" style:family="table-cell" style:parent-style-name="Default" style:data-style-name="N2">
      <style:table-cell-properties fo:background-color="#729fcf" fo:border="0.74pt solid #000000"/>
    </style:style>
    <style:style style:name="ce435" style:family="table-cell" style:parent-style-name="Default">
      <style:table-cell-properties fo:background-color="#ffffff" fo:border="0.74pt solid #000000"/>
      <style:text-properties fo:font-weight="bold" style:font-weight-asian="bold" style:font-weight-complex="bold"/>
    </style:style>
    <style:style style:name="ce436" style:family="table-cell" style:parent-style-name="Default" style:data-style-name="N36"/>
    <style:style style:name="ce437" style:family="table-cell" style:parent-style-name="Default" style:data-style-name="N0"/>
    <style:style style:name="ce439" style:family="table-cell" style:parent-style-name="Default">
      <style:table-cell-properties fo:background-color="#ffbf00" fo:border="0.74pt solid #000000"/>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3"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4" style:family="text">
      <style:text-properties style:language-asian="zh" style:country-asian="CN"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font-relief="none"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text-overline-style="none" style:text-overline-color="font-color"/>
    </style:style>
    <style:style style:name="T5" style:family="text">
      <style:text-properties style:language-asian="zh" style:country-asian="CN" fo:color="#000000" style:font-name="Calibri" fo:font-size="12pt" style:text-underline-style="none" style:text-underline-color="font-color" style:text-line-through-type="none" fo:font-style="normal" style:text-outline="false" fo:text-shadow="none" style:text-line-through-mode="continuous" fo:language="it" fo:country="IT" style:font-relief="none" style:language-complex="hi" style:country-complex="IN" style:font-name-asian="PingFang SC" style:font-name-complex="Arial Unicode MS" style:font-size-asian="12pt" style:font-size-complex="12pt" style:font-style-asian="normal" style:font-style-complex="normal" style:text-emphasize="none" style:text-overline-style="none" style:text-overline-color="font-color" fo:font-weight="bold" style:text-position="0% 100%" style:font-weight-asian="bold" style:font-weight-complex="bold"/>
    </style:style>
    <style:style style:name="T6" style:family="text">
      <style:text-properties style:language-asian="zh" style:country-asian="CN" fo:color="#000000" style:font-name="Calibri" fo:font-size="12pt" style:text-underline-style="none" style:text-underline-color="font-color" style:text-line-through-type="none" fo:font-style="normal" style:text-outline="false" fo:text-shadow="none" style:text-line-through-mode="continuous" fo:language="it" fo:country="IT" style:font-relief="none" style:language-complex="hi" style:country-complex="IN" style:font-name-asian="PingFang SC" style:font-name-complex="Arial Unicode MS" style:font-size-asian="12pt" style:font-size-complex="12pt" style:font-style-asian="normal" style:font-style-complex="normal" style:text-emphasize="none" style:text-overline-style="none" style:text-overline-color="font-color" style:text-position="0% 100%"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10"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font-weight-complex="normal" style:font-weight-asian="normal" fo:font-weight="normal"/>
    </style:style>
    <style:style style:name="T11"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12"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nnuale&quot;;&quot;Trimestrale&quot;)" table:allow-empty-cell="false" table:display-list="unsorted" table:base-cell-address="'Calcolatore BOT'.B7">
          <table:error-message table:message-type="stop" table:display="true"/>
        </table:content-validation>
        <table:content-validation table:name="val2" table:condition="of:cell-content-is-in-list(&quot;Commissioni (% sul Prezzo Acquisto)&quot;;&quot;Commissioni (% sul Prezzo Nominale)&quot;)" table:allow-empty-cell="false" table:display-list="sort-ascending" table:base-cell-address="'Calcolatore BOT'.D17">
          <table:error-message table:message-type="stop" table:display="true"/>
        </table:content-validation>
        <table:content-validation table:name="val3" table:condition="of:cell-content-is-in-list([$Emissioni.$A2:$Emissioni.$A16])" table:allow-empty-cell="false" table:display-list="unsorted" table:base-cell-address="'Calcolatore BOT'.E4">
          <table:error-message table:message-type="stop" table:display="true"/>
        </table:content-validation>
      </table:content-validations>
      <table:table table:name="Calcolatore B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7" table:default-cell-style-name="Default"/>
        <table:table-column table:style-name="co6" table:default-cell-style-name="Default"/>
        <table:table-column table:style-name="co1" table:number-columns-repeated="16371" table:default-cell-style-name="Default"/>
        <table:table-row table:style-name="ro1">
          <table:table-cell table:number-columns-repeated="16384"/>
        </table:table-row>
        <table:table-row table:style-name="ro1">
          <table:table-cell/>
          <table:table-cell table:style-name="ce140" office:value-type="string" calcext:value-type="string" table:number-columns-spanned="5" table:number-rows-spanned="1">
            <text:p>Calcolatore BOT</text:p>
          </table:table-cell>
          <table:covered-table-cell table:number-columns-repeated="3" table:style-name="ce159"/>
          <table:covered-table-cell table:style-name="ce241"/>
          <table:table-cell table:number-columns-repeated="16378"/>
        </table:table-row>
        <table:table-row table:style-name="ro1">
          <table:table-cell/>
          <table:table-cell table:style-name="ce175" table:number-columns-spanned="5" table:number-rows-spanned="1"/>
          <table:covered-table-cell table:number-columns-repeated="3" table:style-name="ce160"/>
          <table:covered-table-cell table:style-name="ce244"/>
          <table:table-cell table:number-columns-repeated="16378"/>
        </table:table-row>
        <table:table-row table:style-name="ro2">
          <table:table-cell/>
          <table:table-cell table:style-name="ce143" office:value-type="string" calcext:value-type="string">
            <text:p>Imposta</text:p>
          </table:table-cell>
          <table:table-cell table:style-name="ce30" office:value-type="string" calcext:value-type="string">
            <text:p>Cerca Titolo</text:p>
          </table:table-cell>
          <table:table-cell table:style-name="ce47" office:value-type="string" calcext:value-type="string">
            <text:p>Nome Titolo</text:p>
          </table:table-cell>
          <table:table-cell table:style-name="ce68" table:content-validation-name="val3" office:value-type="string" calcext:value-type="string">
            <text:p>Bot Zc Mz24 A Eur </text:p>
          </table:table-cell>
          <table:table-cell table:style-name="ce144"/>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table-cell table:style-name="ce31" table:number-columns-repeated="3"/>
          <table:table-cell table:style-name="ce145"/>
          <table:table-cell table:style-name="ce58"/>
          <table:table-cell table:number-columns-repeated="16377"/>
        </table:table-row>
        <table:table-row table:style-name="ro1">
          <table:table-cell/>
          <table:table-cell table:style-name="ce143" office:value-type="string" calcext:value-type="string">
            <text:p>Imposta di Bollo</text:p>
          </table:table-cell>
          <table:table-cell table:style-name="ce31" table:number-columns-repeated="3"/>
          <table:table-cell table:style-name="ce145"/>
          <table:table-cell table:style-name="ce58"/>
          <table:table-cell table:number-columns-repeated="16377"/>
        </table:table-row>
        <table:table-row table:style-name="ro1">
          <table:table-cell/>
          <table:table-cell table:style-name="ce7" table:content-validation-name="val1" office:value-type="string" calcext:value-type="string">
            <text:p>Trimestrale</text:p>
          </table:table-cell>
          <table:table-cell table:style-name="ce32" office:value-type="string" calcext:value-type="string" table:number-columns-spanned="1" table:number-rows-spanned="7">
            <text:p>Anagrafica Titolo</text:p>
          </table:table-cell>
          <table:table-cell table:style-name="ce28" office:value-type="string" calcext:value-type="string">
            <text:p>ISIN</text:p>
          </table:table-cell>
          <table:table-cell table:style-name="ce65" table:formula="of:==IF([.E4]=&quot;&quot;;0;VLOOKUP([.E4];[$Emissioni.A:$Emissioni.E];2;FALSE()))" office:value-type="string" office:string-value="IT0005537094" calcext:value-type="string">
            <text:p>IT0005537094</text:p>
          </table:table-cell>
          <table:table-cell table:style-name="ce130" table:number-columns-spanned="1" table:number-rows-spanned="6"/>
          <table:table-cell table:style-name="ce58"/>
          <table:table-cell table:number-columns-repeated="16377"/>
        </table:table-row>
        <table:table-row table:style-name="ro1">
          <table:table-cell/>
          <table:table-cell table:style-name="ce4" office:value-type="percentage" office:value="0.002" calcext:value-type="percentage">
            <text:p>0,20%</text:p>
          </table:table-cell>
          <table:covered-table-cell table:style-name="ce36"/>
          <table:table-cell table:style-name="ce28" office:value-type="string" calcext:value-type="string">
            <text:p>Data Emissione</text:p>
          </table:table-cell>
          <table:table-cell table:style-name="ce72" table:formula="of:==IF([.E4]=&quot;&quot;;0;VLOOKUP([.E4];[$Emissioni.A:$Emissioni.E];3;FALSE()))" office:value-type="date" office:date-value="2023-03-14" calcext:value-type="date">
            <text:p>14/03/2023</text:p>
          </table:table-cell>
          <table:covered-table-cell table:style-name="ce145"/>
          <table:table-cell table:style-name="ce58"/>
          <table:table-cell table:number-columns-repeated="16377"/>
        </table:table-row>
        <table:table-row table:style-name="ro1">
          <table:table-cell/>
          <table:table-cell table:style-name="ce9" office:value-type="string" calcext:value-type="string">
            <text:p>Riduzione Imponibile TdS</text:p>
          </table:table-cell>
          <table:covered-table-cell table:style-name="ce36"/>
          <table:table-cell table:style-name="ce28" office:value-type="string" calcext:value-type="string">
            <text:p>Prezzo Emissione</text:p>
          </table:table-cell>
          <table:table-cell table:style-name="ce195" table:formula="of:==IF([.E4]=&quot;&quot;;0;VLOOKUP([.E4];[$Emissioni.A:$Emissioni.E];4;FALSE()))" office:value-type="currency" office:currency="EUR" office:value="96.457" calcext:value-type="currency">
            <text:p>€ 96,457</text:p>
          </table:table-cell>
          <table:covered-table-cell table:style-name="ce145"/>
          <table:table-cell table:style-name="ce58"/>
          <table:table-cell table:number-columns-repeated="16377"/>
        </table:table-row>
        <table:table-row table:style-name="ro1">
          <table:table-cell/>
          <table:table-cell table:style-name="ce10" office:value-type="percentage" office:value="0.4808" calcext:value-type="percentage">
            <text:p>48,08%</text:p>
          </table:table-cell>
          <table:covered-table-cell table:style-name="ce36"/>
          <table:table-cell table:style-name="ce28" office:value-type="string" calcext:value-type="string">
            <text:p>Data Scadenza</text:p>
          </table:table-cell>
          <table:table-cell table:style-name="ce72" table:formula="of:==IF([.E4]=&quot;&quot;;0;VLOOKUP([.E4];[$Emissioni.A:$Emissioni.E];5;FALSE()))" office:value-type="date" office:date-value="2024-03-14" calcext:value-type="date">
            <text:p>14/03/2024</text:p>
          </table:table-cell>
          <table:covered-table-cell table:style-name="ce145"/>
          <table:table-cell table:style-name="ce58"/>
          <table:table-cell table:number-columns-repeated="16377"/>
        </table:table-row>
        <table:table-row table:style-name="ro1">
          <table:table-cell/>
          <table:table-cell table:style-name="ce10"/>
          <table:covered-table-cell table:style-name="ce36"/>
          <table:table-cell table:style-name="ce28" office:value-type="string" calcext:value-type="string">
            <text:p>Disaggio Lordo</text:p>
          </table:table-cell>
          <table:table-cell table:style-name="ce227" table:formula="of:=100-[.E9]" office:value-type="currency" office:currency="EUR" office:value="3.54300000000001" calcext:value-type="currency">
            <text:p>€ 3,54</text:p>
          </table:table-cell>
          <table:covered-table-cell table:style-name="ce145"/>
          <table:table-cell table:style-name="ce58"/>
          <table:table-cell table:number-columns-repeated="16377"/>
        </table:table-row>
        <table:table-row table:style-name="ro1">
          <table:table-cell/>
          <table:table-cell table:style-name="ce162"/>
          <table:covered-table-cell table:style-name="ce36"/>
          <table:table-cell table:style-name="ce28" office:value-type="string" calcext:value-type="string">
            <text:p>Quotazione</text:p>
          </table:table-cell>
          <table:table-cell table:style-name="ce227" table:formula="of:==IF([.E4]=&quot;&quot;;0;VLOOKUP([.E4];[$Quotazioni.A:$Quotazioni.C];3;FALSE()))" office:value-type="currency" office:currency="EUR" office:value="99.982" calcext:value-type="currency">
            <text:p>€ 99,98</text:p>
          </table:table-cell>
          <table:covered-table-cell table:style-name="ce145"/>
          <table:table-cell table:style-name="ce58"/>
          <table:table-cell table:number-columns-repeated="16377"/>
        </table:table-row>
        <table:table-row table:style-name="ro1">
          <table:table-cell/>
          <table:table-cell table:style-name="ce162"/>
          <table:covered-table-cell table:style-name="ce32"/>
          <table:table-cell table:style-name="ce28" office:value-type="string" calcext:value-type="string">
            <text:p>Durata (giorni)</text:p>
          </table:table-cell>
          <table:table-cell table:style-name="ce74" table:formula="of:=[.E10]-[.E8]" office:value-type="float" office:value="366" calcext:value-type="float">
            <text:p>366</text:p>
          </table:table-cell>
          <table:table-cell table:style-name="ce145"/>
          <table:table-cell table:style-name="ce58"/>
          <table:table-cell table:number-columns-repeated="16377"/>
        </table:table-row>
        <table:table-row table:style-name="ro1">
          <table:table-cell/>
          <table:table-cell table:style-name="ce163" table:number-columns-spanned="5" table:number-rows-spanned="1"/>
          <table:covered-table-cell table:number-columns-repeated="3" table:style-name="ce31"/>
          <table:covered-table-cell table:style-name="ce145"/>
          <table:table-cell table:style-name="ce58"/>
          <table:table-cell table:number-columns-repeated="16377"/>
        </table:table-row>
        <table:table-row table:style-name="ro1">
          <table:table-cell/>
          <table:table-cell table:style-name="ce14" table:number-columns-spanned="1" table:number-rows-spanned="14"/>
          <table:table-cell table:style-name="ce30" office:value-type="string" calcext:value-type="string" table:number-columns-spanned="1" table:number-rows-spanned="14">
            <text:p>Dati Acquisto</text:p>
          </table:table-cell>
          <table:table-cell table:style-name="ce63" office:value-type="string" calcext:value-type="string">
            <text:p>Data Acquisto (Regolamento)</text:p>
          </table:table-cell>
          <table:table-cell table:style-name="ce33" office:value-type="date" office:date-value="2023-03-15" calcext:value-type="date">
            <text:p>15/03/2023</text:p>
          </table:table-cell>
          <table:table-cell table:style-name="ce144" table:number-columns-spanned="1" table:number-rows-spanned="7"/>
          <table:table-cell table:style-name="ce58"/>
          <table:table-cell table:number-columns-repeated="16377"/>
        </table:table-row>
        <table:table-row table:style-name="ro1">
          <table:table-cell/>
          <table:covered-table-cell table:style-name="ce15"/>
          <table:covered-table-cell table:style-name="ce36"/>
          <table:table-cell table:style-name="ce63" office:value-type="string" calcext:value-type="string">
            <text:p>Prezzo Acquisto</text:p>
          </table:table-cell>
          <table:table-cell table:style-name="ce199" office:value-type="currency" office:currency="EUR" office:value="96.792" calcext:value-type="currency">
            <text:p>€ 96,792</text:p>
          </table:table-cell>
          <table:covered-table-cell table:style-name="ce144"/>
          <table:table-cell table:style-name="ce58"/>
          <table:table-cell table:number-columns-repeated="16377"/>
        </table:table-row>
        <table:table-row table:style-name="ro1">
          <table:table-cell/>
          <table:covered-table-cell table:style-name="ce15"/>
          <table:covered-table-cell table:style-name="ce36"/>
          <table:table-cell table:style-name="ce63" table:content-validation-name="val2" office:value-type="string" calcext:value-type="string">
            <text:p>Commissioni (% sul Prezzo Acquisto)</text:p>
          </table:table-cell>
          <table:table-cell table:style-name="ce232" office:value-type="percentage" office:value="0.0024" calcext:value-type="percentage">
            <text:p>0,24%</text:p>
          </table:table-cell>
          <table:covered-table-cell table:style-name="ce144"/>
          <table:table-cell table:style-name="ce58"/>
          <table:table-cell table:number-columns-repeated="16377"/>
        </table:table-row>
        <table:table-row table:style-name="ro1">
          <table:table-cell/>
          <table:covered-table-cell table:style-name="ce15"/>
          <table:covered-table-cell table:style-name="ce36"/>
          <table:table-cell table:style-name="ce63" office:value-type="string" calcext:value-type="string">
            <text:p>Min. Commissioni</text:p>
          </table:table-cell>
          <table:table-cell table:style-name="ce230" office:value-type="currency" office:currency="EUR" office:value="3" calcext:value-type="currency">
            <text:p>€ 3,00</text:p>
          </table:table-cell>
          <table:covered-table-cell table:style-name="ce144"/>
          <table:table-cell table:style-name="ce58"/>
          <table:table-cell table:number-columns-repeated="16377"/>
        </table:table-row>
        <table:table-row table:style-name="ro1">
          <table:table-cell/>
          <table:covered-table-cell table:style-name="ce15"/>
          <table:covered-table-cell table:style-name="ce36"/>
          <table:table-cell table:style-name="ce63" office:value-type="string" calcext:value-type="string">
            <text:p>Max. Commissioni</text:p>
          </table:table-cell>
          <table:table-cell table:style-name="ce95" office:value-type="string" calcext:value-type="string">
            <text:p>INF</text:p>
          </table:table-cell>
          <table:covered-table-cell table:style-name="ce144"/>
          <table:table-cell table:style-name="ce58"/>
          <table:table-cell table:number-columns-repeated="16377"/>
        </table:table-row>
        <table:table-row table:style-name="ro1">
          <table:table-cell/>
          <table:covered-table-cell table:style-name="ce15"/>
          <table:covered-table-cell table:style-name="ce36"/>
          <table:table-cell table:style-name="ce63" office:value-type="string" calcext:value-type="string">
            <text:p>Commissioni Fisse</text:p>
          </table:table-cell>
          <table:table-cell table:style-name="ce230" office:value-type="currency" office:currency="EUR" office:value="3.5" calcext:value-type="currency">
            <text:p>€ 3,50</text:p>
          </table:table-cell>
          <table:covered-table-cell table:style-name="ce144"/>
          <table:table-cell table:style-name="ce58"/>
          <table:table-cell table:number-columns-repeated="16377"/>
        </table:table-row>
        <table:table-row table:style-name="ro1">
          <table:table-cell/>
          <table:covered-table-cell table:style-name="ce15"/>
          <table:covered-table-cell table:style-name="ce38"/>
          <table:table-cell table:style-name="ce63" office:value-type="string" calcext:value-type="string">
            <text:p>Lotto (Importo Nominale)</text:p>
          </table:table-cell>
          <table:table-cell table:style-name="ce230" office:value-type="currency" office:currency="EUR" office:value="5000" calcext:value-type="currency">
            <text:p>€ 5.000,00</text:p>
          </table:table-cell>
          <table:covered-table-cell table:style-name="ce144"/>
          <table:table-cell table:style-name="ce58"/>
          <table:table-cell table:number-columns-repeated="16377"/>
        </table:table-row>
        <table:table-row table:style-name="ro1">
          <table:table-cell/>
          <table:covered-table-cell table:style-name="ce15"/>
          <table:covered-table-cell table:style-name="ce38"/>
          <table:table-cell table:style-name="ce28" office:value-type="string" calcext:value-type="string">
            <text:p>Quantità</text:p>
          </table:table-cell>
          <table:table-cell table:style-name="ce79" table:formula="of:=[.E21]/100" office:value-type="float" office:value="50" calcext:value-type="float">
            <text:p>50</text:p>
          </table:table-cell>
          <table:table-cell table:style-name="ce144"/>
          <table:table-cell table:style-name="ce58"/>
          <table:table-cell table:number-columns-repeated="16377"/>
        </table:table-row>
        <table:table-row table:style-name="ro1">
          <table:table-cell/>
          <table:covered-table-cell table:style-name="ce15"/>
          <table:covered-table-cell table:style-name="ce38"/>
          <table:table-cell table:style-name="ce66" office:value-type="string" calcext:value-type="string">
            <text:p>Durata Residua a Scadenza (giorni)</text:p>
          </table:table-cell>
          <table:table-cell table:style-name="ce79" table:formula="of:=[.E10]-[.E15]" office:value-type="float" office:value="365" calcext:value-type="float">
            <text:p>365</text:p>
          </table:table-cell>
          <table:table-cell table:style-name="ce144"/>
          <table:table-cell table:style-name="ce58"/>
          <table:table-cell table:number-columns-repeated="16377"/>
        </table:table-row>
        <table:table-row table:style-name="ro1">
          <table:table-cell/>
          <table:covered-table-cell table:style-name="ce15"/>
          <table:covered-table-cell table:style-name="ce38"/>
          <table:table-cell table:style-name="ce66" office:value-type="string" calcext:value-type="string">
            <text:p>Durata Residua a Scadenza (anni)</text:p>
          </table:table-cell>
          <table:table-cell table:style-name="ce80" table:formula="of:=YEARFRAC([.E10];[.E15];1)" office:value-type="float" office:value="0.997267759562842" calcext:value-type="float">
            <text:p>0,997</text:p>
          </table:table-cell>
          <table:table-cell table:style-name="ce144"/>
          <table:table-cell table:style-name="ce58"/>
          <table:table-cell table:number-columns-repeated="16377"/>
        </table:table-row>
        <table:table-row table:style-name="ro1">
          <table:table-cell/>
          <table:covered-table-cell table:style-name="ce15"/>
          <table:covered-table-cell table:style-name="ce38"/>
          <table:table-cell table:style-name="ce66" office:value-type="string" calcext:value-type="string">
            <text:p>Durata Trascorsa (giorni)</text:p>
          </table:table-cell>
          <table:table-cell table:style-name="ce79" table:formula="of:=[.E15]-[.E8]" office:value-type="float" office:value="1" calcext:value-type="float">
            <text:p>1</text:p>
          </table:table-cell>
          <table:table-cell table:style-name="ce144"/>
          <table:table-cell table:style-name="ce58"/>
          <table:table-cell table:number-columns-repeated="16377"/>
        </table:table-row>
        <table:table-row table:style-name="ro1">
          <table:table-cell/>
          <table:covered-table-cell table:style-name="ce15"/>
          <table:covered-table-cell table:style-name="ce38"/>
          <table:table-cell table:style-name="ce66" office:value-type="string" calcext:value-type="string">
            <text:p>Durata Trascorsa (anni)</text:p>
          </table:table-cell>
          <table:table-cell table:style-name="ce79" table:formula="of:=YEARFRAC([.E15];[.E8];1)" office:value-type="float" office:value="0.00273972602739726" calcext:value-type="float">
            <text:p>0</text:p>
          </table:table-cell>
          <table:table-cell table:style-name="ce144"/>
          <table:table-cell table:style-name="ce58"/>
          <table:table-cell table:number-columns-repeated="16377"/>
        </table:table-row>
        <table:table-row table:style-name="ro1">
          <table:table-cell/>
          <table:covered-table-cell table:style-name="ce15"/>
          <table:covered-table-cell table:style-name="ce38"/>
          <table:table-cell table:style-name="ce66" office:value-type="string" calcext:value-type="string">
            <text:p>Disaggio Lordo</text:p>
          </table:table-cell>
          <table:table-cell table:style-name="ce98" table:formula="of:=(100-[.E9])*([.E23]/[.E13])" office:value-type="currency" office:currency="EUR" office:value="3.53331967213115" calcext:value-type="currency">
            <text:p>€ 3,53</text:p>
          </table:table-cell>
          <table:table-cell table:style-name="ce144"/>
          <table:table-cell table:style-name="ce58"/>
          <table:table-cell table:number-columns-repeated="16377"/>
        </table:table-row>
        <table:table-row table:style-name="ro1">
          <table:table-cell/>
          <table:covered-table-cell table:style-name="ce15"/>
          <table:covered-table-cell table:style-name="ce38"/>
          <table:table-cell table:style-name="ce28" office:value-type="string" calcext:value-type="string">
            <text:p>Prezzo Teorico</text:p>
          </table:table-cell>
          <table:table-cell table:style-name="ce112" table:formula="of:=[.E9]+(100-[.E9])*([.E25]/[.E13])" office:value-type="currency" office:currency="EUR" office:value="96.4666803278688" calcext:value-type="currency">
            <text:p>€ 96,46668</text:p>
          </table:table-cell>
          <table:table-cell table:style-name="ce144"/>
          <table:table-cell table:style-name="ce58"/>
          <table:table-cell table:number-columns-repeated="16377"/>
        </table:table-row>
        <table:table-row table:style-name="ro1">
          <table:table-cell/>
          <table:table-cell table:style-name="ce16"/>
          <table:table-cell table:style-name="ce17"/>
          <table:table-cell table:style-name="ce27"/>
          <table:table-cell table:style-name="ce40"/>
          <table:table-cell table:style-name="ce145"/>
          <table:table-cell table:style-name="ce58"/>
          <table:table-cell table:number-columns-repeated="16377"/>
        </table:table-row>
        <table:table-row table:style-name="ro1">
          <table:table-cell/>
          <table:table-cell table:style-name="ce16"/>
          <table:table-cell table:style-name="ce30" office:value-type="string" calcext:value-type="string">
            <text:p>Portafoglio</text:p>
          </table:table-cell>
          <table:table-cell table:style-name="ce63" office:value-type="string" calcext:value-type="string">
            <text:p>Minusvalenze</text:p>
          </table:table-cell>
          <table:table-cell table:style-name="ce34" office:value-type="float" office:value="0" calcext:value-type="float">
            <text:p>0</text:p>
          </table:table-cell>
          <table:table-cell table:style-name="ce145"/>
          <table:table-cell table:style-name="ce58"/>
          <table:table-cell table:number-columns-repeated="16377"/>
        </table:table-row>
        <table:table-row table:style-name="ro1">
          <table:table-cell/>
          <table:table-cell table:style-name="ce16"/>
          <table:table-cell table:style-name="ce17"/>
          <table:table-cell table:style-name="ce27"/>
          <table:table-cell table:style-name="ce40"/>
          <table:table-cell table:style-name="ce145"/>
          <table:table-cell table:style-name="ce58"/>
          <table:table-cell table:number-columns-repeated="16377"/>
        </table:table-row>
        <table:table-row table:style-name="ro1">
          <table:table-cell/>
          <table:table-cell table:style-name="ce16"/>
          <table:table-cell table:style-name="ce41" office:value-type="string" calcext:value-type="string" table:number-columns-spanned="1" table:number-rows-spanned="12">
            <text:p>Dati Vendita/Scadenza</text:p>
          </table:table-cell>
          <table:table-cell table:style-name="ce59" office:value-type="string" calcext:value-type="string">
            <text:p>Data Vendita (Regolamento)</text:p>
          </table:table-cell>
          <table:table-cell table:style-name="ce89"/>
          <table:table-cell table:style-name="ce145"/>
          <table:table-cell table:style-name="ce58"/>
          <table:table-cell table:number-columns-repeated="16377"/>
        </table:table-row>
        <table:table-row table:style-name="ro1">
          <table:table-cell/>
          <table:table-cell table:style-name="ce16"/>
          <table:covered-table-cell table:style-name="ce41"/>
          <table:table-cell table:style-name="ce59" office:value-type="string" calcext:value-type="string">
            <text:p>Prezzo Vendita</text:p>
          </table:table-cell>
          <table:table-cell table:style-name="ce213"/>
          <table:table-cell table:style-name="ce145"/>
          <table:table-cell table:style-name="ce58"/>
          <table:table-cell table:number-columns-repeated="16377"/>
        </table:table-row>
        <table:table-row table:style-name="ro1">
          <table:table-cell/>
          <table:table-cell table:style-name="ce16"/>
          <table:covered-table-cell table:style-name="ce41"/>
          <table:table-cell table:style-name="ce59" office:value-type="string" calcext:value-type="string">
            <text:p>Commissioni (% sul Prezzo Vendita)</text:p>
          </table:table-cell>
          <table:table-cell table:style-name="ce93"/>
          <table:table-cell table:style-name="ce145"/>
          <table:table-cell table:style-name="ce58"/>
          <table:table-cell table:number-columns-repeated="16377"/>
        </table:table-row>
        <table:table-row table:style-name="ro1">
          <table:table-cell/>
          <table:table-cell table:style-name="ce16"/>
          <table:covered-table-cell table:style-name="ce41"/>
          <table:table-cell table:style-name="ce63" office:value-type="string" calcext:value-type="string">
            <text:p>Min. Commissioni</text:p>
          </table:table-cell>
          <table:table-cell table:style-name="ce94"/>
          <table:table-cell table:style-name="ce145"/>
          <table:table-cell table:style-name="ce58"/>
          <table:table-cell table:number-columns-repeated="16377"/>
        </table:table-row>
        <table:table-row table:style-name="ro1">
          <table:table-cell/>
          <table:table-cell table:style-name="ce16"/>
          <table:covered-table-cell table:style-name="ce41"/>
          <table:table-cell table:style-name="ce63" office:value-type="string" calcext:value-type="string">
            <text:p>Max. Commissioni</text:p>
          </table:table-cell>
          <table:table-cell table:style-name="ce95"/>
          <table:table-cell table:style-name="ce145"/>
          <table:table-cell table:style-name="ce58"/>
          <table:table-cell table:number-columns-repeated="16377"/>
        </table:table-row>
        <table:table-row table:style-name="ro1">
          <table:table-cell/>
          <table:table-cell table:style-name="ce16"/>
          <table:covered-table-cell table:style-name="ce41"/>
          <table:table-cell table:style-name="ce63" office:value-type="string" calcext:value-type="string">
            <text:p>Commissioni Fisse</text:p>
          </table:table-cell>
          <table:table-cell table:style-name="ce95"/>
          <table:table-cell table:style-name="ce145"/>
          <table:table-cell table:style-name="ce58"/>
          <table:table-cell table:number-columns-repeated="16377"/>
        </table:table-row>
        <table:table-row table:style-name="ro1">
          <table:table-cell/>
          <table:table-cell table:style-name="ce16"/>
          <table:covered-table-cell table:style-name="ce41"/>
          <table:table-cell table:style-name="ce66" office:value-type="string" calcext:value-type="string">
            <text:p>Durata Residua a Scadenza (giorni)</text:p>
          </table:table-cell>
          <table:table-cell table:style-name="ce242" table:formula="of:=IF([.E32]=&quot;&quot;;0;[.E10]-[.E32])" office:value-type="float" office:value="0" calcext:value-type="float">
            <text:p>0</text:p>
          </table:table-cell>
          <table:table-cell table:style-name="ce145"/>
          <table:table-cell table:style-name="ce58"/>
          <table:table-cell table:number-columns-repeated="16377"/>
        </table:table-row>
        <table:table-row table:style-name="ro1">
          <table:table-cell/>
          <table:table-cell table:style-name="ce16"/>
          <table:covered-table-cell table:style-name="ce41"/>
          <table:table-cell table:style-name="ce66" office:value-type="string" calcext:value-type="string">
            <text:p>Durata Residua a Scadenza (anni)</text:p>
          </table:table-cell>
          <table:table-cell table:style-name="ce106" table:formula="of:=IF([.E32]=&quot;&quot;;0;YEARFRAC([.E10];[.E32];1))" office:value-type="float" office:value="0" calcext:value-type="float">
            <text:p>0,000</text:p>
          </table:table-cell>
          <table:table-cell table:style-name="ce145"/>
          <table:table-cell table:style-name="ce58"/>
          <table:table-cell table:number-columns-repeated="16377"/>
        </table:table-row>
        <table:table-row table:style-name="ro1">
          <table:table-cell/>
          <table:table-cell table:style-name="ce16"/>
          <table:covered-table-cell table:style-name="ce41"/>
          <table:table-cell table:style-name="ce66" office:value-type="string" calcext:value-type="string">
            <text:p>Durata Possesso (giorni)</text:p>
          </table:table-cell>
          <table:table-cell table:style-name="ce242" table:formula="of:=IF([.E32]=&quot;&quot;;[.E10]-[.E15];[.E32]-[.E15])" office:value-type="float" office:value="365" calcext:value-type="float">
            <text:p>365</text:p>
          </table:table-cell>
          <table:table-cell table:style-name="ce145"/>
          <table:table-cell table:style-name="ce58"/>
          <table:table-cell table:number-columns-repeated="16377"/>
        </table:table-row>
        <table:table-row table:style-name="ro1">
          <table:table-cell/>
          <table:table-cell table:style-name="ce16"/>
          <table:covered-table-cell table:style-name="ce41"/>
          <table:table-cell table:style-name="ce66" office:value-type="string" calcext:value-type="string">
            <text:p>Durata Possesso (anni)</text:p>
          </table:table-cell>
          <table:table-cell table:style-name="ce106" table:formula="of:=IF([.E32]=&quot;&quot;;YEARFRAC([.E10];[.E15];1);YEARFRAC([.E32];[.E15];1))" office:value-type="float" office:value="0.997267759562842" calcext:value-type="float">
            <text:p>0,997</text:p>
          </table:table-cell>
          <table:table-cell table:style-name="ce145"/>
          <table:table-cell table:style-name="ce58"/>
          <table:table-cell table:number-columns-repeated="16377"/>
        </table:table-row>
        <table:table-row table:style-name="ro1">
          <table:table-cell/>
          <table:table-cell table:style-name="ce16"/>
          <table:covered-table-cell table:style-name="ce41"/>
          <table:table-cell table:style-name="ce66" office:value-type="string" calcext:value-type="string">
            <text:p>Disaggio Lordo</text:p>
          </table:table-cell>
          <table:table-cell table:style-name="ce115" table:formula="of:=IF([.E32]=&quot;&quot;;0;(100-[.E9])*([.E38]/[.E13]))" office:value-type="currency" office:currency="EUR" office:value="0" calcext:value-type="currency">
            <text:p>€ 0,00</text:p>
          </table:table-cell>
          <table:table-cell table:style-name="ce145"/>
          <table:table-cell table:style-name="ce58"/>
          <table:table-cell table:number-columns-repeated="16377"/>
        </table:table-row>
        <table:table-row table:style-name="ro1">
          <table:table-cell/>
          <table:table-cell table:style-name="ce16"/>
          <table:covered-table-cell table:style-name="ce41"/>
          <table:table-cell table:style-name="ce66" office:value-type="string" calcext:value-type="string">
            <text:p>Prezzo Teorico</text:p>
          </table:table-cell>
          <table:table-cell table:style-name="ce115" table:formula="of:=IF([.E32]=&quot;&quot;;0;[.E9]+(100-[.E9])*([.E40]/[.E13]))" office:value-type="currency" office:currency="EUR" office:value="0" calcext:value-type="currency">
            <text:p>€ 0,00</text:p>
          </table:table-cell>
          <table:table-cell table:style-name="ce145"/>
          <table:table-cell table:style-name="ce58"/>
          <table:table-cell table:number-columns-repeated="2"/>
          <table:table-cell table:style-name="ce124"/>
          <table:table-cell table:number-columns-repeated="16374"/>
        </table:table-row>
        <table:table-row table:style-name="ro1">
          <table:table-cell/>
          <table:table-cell table:style-name="ce16"/>
          <table:table-cell table:style-name="ce17"/>
          <table:table-cell table:style-name="ce27"/>
          <table:table-cell table:style-name="ce40"/>
          <table:table-cell table:style-name="ce145"/>
          <table:table-cell table:style-name="ce58"/>
          <table:table-cell table:number-columns-repeated="16377"/>
        </table:table-row>
        <table:table-row table:style-name="ro3">
          <table:table-cell/>
          <table:table-cell table:style-name="ce15" table:number-columns-spanned="1" table:number-rows-spanned="6"/>
          <table:table-cell table:style-name="ce42" office:value-type="string" calcext:value-type="string" table:number-columns-spanned="1" table:number-rows-spanned="6">
            <text:p>Importi Acquisto</text:p>
          </table:table-cell>
          <table:table-cell table:style-name="ce28" office:value-type="string" calcext:value-type="string">
            <text:p>Importo Secco</text:p>
          </table:table-cell>
          <table:table-cell table:style-name="ce98" table:formula="of:=[.E16]*[.E22]" office:value-type="currency" office:currency="EUR" office:value="4839.6" calcext:value-type="currency">
            <text:p>€ 4.839,60</text:p>
          </table:table-cell>
          <table:table-cell table:style-name="ce144" table:number-columns-spanned="1" table:number-rows-spanned="6"/>
          <table:table-cell/>
          <table:table-cell table:style-name="ce135"/>
          <table:table-cell table:number-columns-repeated="16376"/>
        </table:table-row>
        <table:table-row table:style-name="ro3">
          <table:table-cell/>
          <table:covered-table-cell table:style-name="ce15"/>
          <table:covered-table-cell table:style-name="ce43"/>
          <table:table-cell table:style-name="ce28" office:value-type="string" calcext:value-type="string">
            <text:p>Commissioni</text:p>
          </table:table-cell>
          <table:table-cell table:style-name="ce98" table:formula="of:=IF([.D17]=&quot;Commissioni (% sul Prezzo Acquisto)&quot;;MIN(MAX([.E45]*[.E17];[.E18]);[.E19]);[.E17]*[.E21])" office:value-type="currency" office:currency="EUR" office:value="11.61504" calcext:value-type="currency">
            <text:p>€ 11,62</text:p>
          </table:table-cell>
          <table:covered-table-cell table:style-name="ce144"/>
          <table:table-cell/>
          <table:table-cell table:style-name="ce135"/>
          <table:table-cell table:number-columns-repeated="16376"/>
        </table:table-row>
        <table:table-row table:style-name="ro1">
          <table:table-cell/>
          <table:covered-table-cell table:style-name="ce15"/>
          <table:covered-table-cell table:style-name="ce43"/>
          <table:table-cell table:style-name="ce60" office:value-type="string" calcext:value-type="string">
            <text:p>Commissioni Fisse</text:p>
          </table:table-cell>
          <table:table-cell table:style-name="ce98" table:formula="of:=[.E20]" office:value-type="currency" office:currency="EUR" office:value="3.5" calcext:value-type="currency">
            <text:p>€ 3,50</text:p>
          </table:table-cell>
          <table:covered-table-cell table:style-name="ce144"/>
          <table:table-cell/>
          <table:table-cell table:style-name="ce245"/>
          <table:table-cell table:number-columns-repeated="16376"/>
        </table:table-row>
        <table:table-row table:style-name="ro1">
          <table:table-cell/>
          <table:covered-table-cell table:style-name="ce15"/>
          <table:covered-table-cell table:style-name="ce43"/>
          <table:table-cell table:style-name="ce28" office:value-type="string" calcext:value-type="string">
            <text:p>Prezzo di Carico per il Capital Gain</text:p>
          </table:table-cell>
          <table:table-cell table:style-name="ce112" table:formula="of:=([.E45]+[.E46]+[.E20])/[.E22]-([.E28]-[.E9])" office:value-type="currency" office:currency="EUR" office:value="97.0846204721312" calcext:value-type="currency">
            <text:p>€ 97,08462</text:p>
          </table:table-cell>
          <table:covered-table-cell table:style-name="ce144"/>
          <table:table-cell/>
          <table:table-cell table:style-name="ce245"/>
          <table:table-cell table:number-columns-repeated="16376"/>
        </table:table-row>
        <table:table-row table:style-name="ro1">
          <table:table-cell/>
          <table:covered-table-cell table:style-name="ce15"/>
          <table:covered-table-cell table:style-name="ce43"/>
          <table:table-cell table:style-name="ce28" office:value-type="string" calcext:value-type="string">
            <text:p>Imposta su Disaggio</text:p>
          </table:table-cell>
          <table:table-cell table:style-name="ce98" table:formula="of:=[.E27]*[.E22]*[.B5]" office:value-type="currency" office:currency="EUR" office:value="22.0832479508197" calcext:value-type="currency">
            <text:p>€ 22,08</text:p>
          </table:table-cell>
          <table:covered-table-cell table:style-name="ce144"/>
          <table:table-cell/>
          <table:table-cell table:style-name="ce245"/>
          <table:table-cell table:number-columns-repeated="16376"/>
        </table:table-row>
        <table:table-row table:style-name="ro1">
          <table:table-cell/>
          <table:covered-table-cell table:style-name="ce15"/>
          <table:covered-table-cell table:style-name="ce44"/>
          <table:table-cell table:style-name="ce28" office:value-type="string" calcext:value-type="string">
            <text:p>Importo Totale Pagato</text:p>
          </table:table-cell>
          <table:table-cell table:style-name="ce99" table:formula="of:=[.E45]+[.E46]+[.E47]+[.E49]" office:value-type="currency" office:currency="EUR" office:value="4876.79828795082" calcext:value-type="currency">
            <text:p>€ 4.876,80</text:p>
          </table:table-cell>
          <table:covered-table-cell table:style-name="ce144"/>
          <table:table-cell table:number-columns-repeated="16378"/>
        </table:table-row>
        <table:table-row table:style-name="ro1">
          <table:table-cell/>
          <table:table-cell table:style-name="ce16"/>
          <table:table-cell table:style-name="ce17"/>
          <table:table-cell table:style-name="ce27" table:number-columns-repeated="2"/>
          <table:table-cell table:style-name="ce145"/>
          <table:table-cell table:number-columns-repeated="16378"/>
        </table:table-row>
        <table:table-row table:style-name="ro1">
          <table:table-cell/>
          <table:table-cell table:style-name="ce16"/>
          <table:table-cell table:style-name="ce49" office:value-type="string" calcext:value-type="string" table:number-columns-spanned="1" table:number-rows-spanned="6">
            <text:p>Importi Vendita/Scadenza</text:p>
          </table:table-cell>
          <table:table-cell table:style-name="ce28" office:value-type="string" calcext:value-type="string">
            <text:p>Importo Lordo Rimborsato</text:p>
          </table:table-cell>
          <table:table-cell table:style-name="ce100" table:formula="of:=IF([.E32]=&quot;&quot;;[.E21];[.E33]*[.E22])" office:value-type="currency" office:currency="EUR" office:value="5000" calcext:value-type="currency">
            <text:p>€ 5.000,00</text:p>
          </table:table-cell>
          <table:table-cell table:style-name="ce145"/>
          <table:table-cell table:number-columns-repeated="16378"/>
        </table:table-row>
        <table:table-row table:style-name="ro1">
          <table:table-cell/>
          <table:table-cell table:style-name="ce16"/>
          <table:covered-table-cell table:style-name="ce49"/>
          <table:table-cell table:style-name="ce61" office:value-type="string" calcext:value-type="string">
            <text:p>Commissioni</text:p>
          </table:table-cell>
          <table:table-cell table:style-name="ce100" table:formula="of:=IF([.E32]=&quot;&quot;;0;MIN(MAX([.E52]*[.E34];[.E35]);[.E36]))" office:value-type="currency" office:currency="EUR" office:value="0" calcext:value-type="currency">
            <text:p>€ 0,00</text:p>
          </table:table-cell>
          <table:table-cell table:style-name="ce145"/>
          <table:table-cell table:number-columns-repeated="16378"/>
        </table:table-row>
        <table:table-row table:style-name="ro1">
          <table:table-cell/>
          <table:table-cell table:style-name="ce16"/>
          <table:covered-table-cell table:style-name="ce49"/>
          <table:table-cell table:style-name="ce60" office:value-type="string" calcext:value-type="string">
            <text:p>Commissioni Fisse</text:p>
          </table:table-cell>
          <table:table-cell table:style-name="ce100" table:formula="of:=IF([.E32]=&quot;&quot;;0;[.E37])" office:value-type="currency" office:currency="EUR" office:value="0" calcext:value-type="currency">
            <text:p>€ 0,00</text:p>
          </table:table-cell>
          <table:table-cell table:style-name="ce145"/>
          <table:table-cell table:number-columns-repeated="16378"/>
        </table:table-row>
        <table:table-row table:style-name="ro1">
          <table:table-cell/>
          <table:table-cell table:style-name="ce16"/>
          <table:covered-table-cell table:style-name="ce49"/>
          <table:table-cell table:style-name="ce28" office:value-type="string" calcext:value-type="string">
            <text:p>Prezzo di Scarico per il Capital Gain</text:p>
          </table:table-cell>
          <table:table-cell table:style-name="ce125" table:formula="of:=IF([.E32]=&quot;&quot;;[.E9];([.E52]-[.E53]-[.E54])/[.E22]-[.E43]+[.E9])" office:value-type="currency" office:currency="EUR" office:value="96.457" calcext:value-type="currency">
            <text:p>€ 96,457</text:p>
          </table:table-cell>
          <table:table-cell table:style-name="ce145"/>
          <table:table-cell table:number-columns-repeated="16378"/>
        </table:table-row>
        <table:table-row table:style-name="ro1">
          <table:table-cell/>
          <table:table-cell table:style-name="ce16"/>
          <table:covered-table-cell table:style-name="ce49"/>
          <table:table-cell table:style-name="ce61" office:value-type="string" calcext:value-type="string">
            <text:p>Imposte su Disaggio (Rimborsate)</text:p>
          </table:table-cell>
          <table:table-cell table:style-name="ce100" table:formula="of:=IF([.E32]=&quot;&quot;;0;[.E42]*[.E22]*[.B5])" office:value-type="currency" office:currency="EUR" office:value="0" calcext:value-type="currency">
            <text:p>€ 0,00</text:p>
          </table:table-cell>
          <table:table-cell table:style-name="ce145"/>
          <table:table-cell table:number-columns-repeated="16378"/>
        </table:table-row>
        <table:table-row table:style-name="ro1">
          <table:table-cell/>
          <table:table-cell table:style-name="ce16"/>
          <table:covered-table-cell table:style-name="ce49"/>
          <table:table-cell table:style-name="ce28" office:value-type="string" calcext:value-type="string">
            <text:p>Importo Rimborsato</text:p>
          </table:table-cell>
          <table:table-cell table:style-name="ce101" table:formula="of:=[.E52]-[.E53]-[.E54]+[.E56]" office:value-type="currency" office:currency="EUR" office:value="5000" calcext:value-type="currency">
            <text:p>€ 5.000,00</text:p>
          </table:table-cell>
          <table:table-cell table:style-name="ce145"/>
          <table:table-cell table:number-columns-repeated="16378"/>
        </table:table-row>
        <table:table-row table:style-name="ro1">
          <table:table-cell/>
          <table:table-cell table:style-name="ce16"/>
          <table:table-cell table:style-name="ce17"/>
          <table:table-cell table:style-name="ce27" table:number-columns-repeated="2"/>
          <table:table-cell table:style-name="ce145"/>
          <table:table-cell table:number-columns-repeated="16378"/>
        </table:table-row>
        <table:table-row table:style-name="ro1">
          <table:table-cell/>
          <table:table-cell table:style-name="ce22" table:number-columns-spanned="1" table:number-rows-spanned="3"/>
          <table:table-cell table:style-name="ce49" office:value-type="string" calcext:value-type="string" table:number-columns-spanned="1" table:number-rows-spanned="3">
            <text:p>Stima Imposta di Bollo</text:p>
          </table:table-cell>
          <table:table-cell table:style-name="ce62" office:value-type="string" calcext:value-type="string">
            <text:p>Mesi di possesso per Bollo</text:p>
          </table:table-cell>
          <table:table-cell table:style-name="ce79" table:formula="of:=(IF([.E32]=&quot;&quot;;YEAR([.E10]);YEAR([.E32]))-YEAR([.E15]))*12+(IF([.E32]=&quot;&quot;;MONTH([.E10]);MONTH([.E32]))-MONTH([.E15]))" office:value-type="float" office:value="12" calcext:value-type="float">
            <text:p>12</text:p>
          </table:table-cell>
          <table:table-cell table:style-name="ce145"/>
          <table:table-cell table:number-columns-repeated="16378"/>
        </table:table-row>
        <table:table-row table:style-name="ro1">
          <table:table-cell/>
          <table:covered-table-cell table:style-name="ce16"/>
          <table:covered-table-cell table:style-name="ce49"/>
          <table:table-cell table:style-name="ce62" office:value-type="string" calcext:value-type="string">
            <text:p>Trimestri di possesso per Bollo</text:p>
          </table:table-cell>
          <table:table-cell table:style-name="ce79" table:formula="of:=QUOTIENT(SUM(MONTH([.E15])-1;[.E59]);3)-QUOTIENT(MONTH([.E15])-1;3)" office:value-type="float" office:value="4" calcext:value-type="float">
            <text:p>4</text:p>
          </table:table-cell>
          <table:table-cell table:style-name="ce145"/>
          <table:table-cell/>
          <table:table-cell table:style-name="ce124"/>
          <table:table-cell table:number-columns-repeated="16376"/>
        </table:table-row>
        <table:table-row table:style-name="ro1">
          <table:table-cell/>
          <table:covered-table-cell table:style-name="ce16"/>
          <table:covered-table-cell table:style-name="ce49"/>
          <table:table-cell table:style-name="ce62" office:value-type="string" calcext:value-type="string">
            <text:p>Stima Imposta di Bollo</text:p>
          </table:table-cell>
          <table:table-cell table:style-name="ce98" table:formula="of:=IF([.B7]=&quot;Annuale&quot;;(IF([.F32]=&quot;&quot;;YEAR([.E32]);YEAR([.E10]))-YEAR([.E15]))*([.E45]+[.E21])/2*[.B8];([.E45]+[.E21])/2*[.B8]/4*[.E60])" office:value-type="currency" office:currency="EUR" office:value="9.8396" calcext:value-type="currency">
            <text:p>€ 9,84</text:p>
          </table:table-cell>
          <table:table-cell table:style-name="ce145"/>
          <table:table-cell table:number-columns-repeated="16378"/>
        </table:table-row>
        <table:table-row table:style-name="ro1">
          <table:table-cell/>
          <table:table-cell table:style-name="ce16"/>
          <table:table-cell table:style-name="ce17"/>
          <table:table-cell table:style-name="ce27" table:number-columns-repeated="2"/>
          <table:table-cell table:style-name="ce145"/>
          <table:table-cell table:number-columns-repeated="16378"/>
        </table:table-row>
        <table:table-row table:style-name="ro1">
          <table:table-cell/>
          <table:table-cell table:style-name="ce16"/>
          <table:table-cell table:style-name="ce32" office:value-type="string" calcext:value-type="string" table:number-columns-spanned="1" table:number-rows-spanned="8">
            <text:p>Posizione Fiscale</text:p>
          </table:table-cell>
          <table:table-cell table:style-name="ce28" office:value-type="string" calcext:value-type="string">
            <text:p>Plus <text:s/>(+) <text:s/>Minus <text:s/>(-) Valenza Realizzata %</text:p>
          </table:table-cell>
          <table:table-cell table:style-name="ce127" table:formula="of:=([.E55]-[.E48])" office:value-type="currency" office:currency="EUR" office:value="-0.627620472131156" calcext:value-type="currency">
            <text:p>-€ 0,62762</text:p>
          </table:table-cell>
          <table:table-cell table:style-name="ce145"/>
          <table:table-cell/>
          <table:table-cell table:style-name="ce135"/>
          <table:table-cell table:number-columns-repeated="16376"/>
        </table:table-row>
        <table:table-row table:style-name="ro1">
          <table:table-cell/>
          <table:table-cell table:style-name="ce16"/>
          <table:covered-table-cell table:style-name="ce32"/>
          <table:table-cell table:style-name="ce28" office:value-type="string" calcext:value-type="string">
            <text:p>Imposta sulla Plus Realizzata</text:p>
          </table:table-cell>
          <table:table-cell table:style-name="ce127" table:formula="of:=IF([.E63]&lt;0;0;[.E63]*[.B8])" office:value-type="currency" office:currency="EUR" office:value="0" calcext:value-type="currency">
            <text:p>€ 0,00000</text:p>
          </table:table-cell>
          <table:table-cell table:style-name="ce145"/>
          <table:table-cell/>
          <table:table-cell table:style-name="ce135"/>
          <table:table-cell table:number-columns-repeated="16376"/>
        </table:table-row>
        <table:table-row table:style-name="ro1">
          <table:table-cell/>
          <table:table-cell table:style-name="ce16"/>
          <table:covered-table-cell table:style-name="ce32"/>
          <table:table-cell table:style-name="ce28" office:value-type="string" calcext:value-type="string">
            <text:p>Plus <text:s/>(+) <text:s/>Minus <text:s/>(-) Valenza Realizzata</text:p>
          </table:table-cell>
          <table:table-cell table:style-name="ce128" table:formula="of:=[.E63]*[.E22]" office:value-type="currency" office:currency="EUR" office:value="-31.3810236065578" calcext:value-type="currency">
            <text:p>-€ 31,38</text:p>
          </table:table-cell>
          <table:table-cell table:style-name="ce145"/>
          <table:table-cell/>
          <table:table-cell table:style-name="ce135"/>
          <table:table-cell table:number-columns-repeated="16376"/>
        </table:table-row>
        <table:table-row table:style-name="ro1">
          <table:table-cell/>
          <table:table-cell table:style-name="ce16"/>
          <table:covered-table-cell table:style-name="ce32"/>
          <table:table-cell table:style-name="ce28" office:value-type="string" calcext:value-type="string">
            <text:p>Riduzione Imponibile per TdS</text:p>
          </table:table-cell>
          <table:table-cell table:style-name="ce128" table:formula="of:=[.E65]*[.B10]" office:value-type="currency" office:currency="EUR" office:value="-15.087996150033" calcext:value-type="currency">
            <text:p>-€ 15,09</text:p>
          </table:table-cell>
          <table:table-cell table:style-name="ce145"/>
          <table:table-cell/>
          <table:table-cell table:style-name="ce135"/>
          <table:table-cell table:number-columns-repeated="16376"/>
        </table:table-row>
        <table:table-row table:style-name="ro1">
          <table:table-cell/>
          <table:table-cell table:style-name="ce16"/>
          <table:covered-table-cell table:style-name="ce52"/>
          <table:table-cell table:style-name="ce28" office:value-type="string" calcext:value-type="string">
            <text:p>Imponibile</text:p>
          </table:table-cell>
          <table:table-cell table:style-name="ce98" table:formula="of:=IF([.E30]&gt;[.E66];0;[.E66]-[.E30])" office:value-type="currency" office:currency="EUR" office:value="0" calcext:value-type="currency">
            <text:p>€ 0,00</text:p>
          </table:table-cell>
          <table:table-cell table:style-name="ce145"/>
          <table:table-cell table:number-columns-repeated="16378"/>
        </table:table-row>
        <table:table-row table:style-name="ro1">
          <table:table-cell/>
          <table:table-cell table:style-name="ce16"/>
          <table:covered-table-cell table:style-name="ce52"/>
          <table:table-cell table:style-name="ce28" office:value-type="string" calcext:value-type="string">
            <text:p>Imposta sulla Plus Valenza</text:p>
          </table:table-cell>
          <table:table-cell table:style-name="ce98" table:formula="of:=[.E67]/[.B5]*[.B10]" office:value-type="currency" office:currency="EUR" office:value="0" calcext:value-type="currency">
            <text:p>€ 0,00</text:p>
          </table:table-cell>
          <table:table-cell table:style-name="ce145"/>
          <table:table-cell table:number-columns-repeated="16378"/>
        </table:table-row>
        <table:table-row table:style-name="ro1">
          <table:table-cell/>
          <table:table-cell table:style-name="ce16"/>
          <table:covered-table-cell table:style-name="ce52"/>
          <table:table-cell table:style-name="ce28" office:value-type="string" calcext:value-type="string">
            <text:p>Minus Valenza Rimanente</text:p>
          </table:table-cell>
          <table:table-cell table:style-name="ce98" table:formula="of:=IF([.E30]-[.E66]&lt;0;0;[.E30]-[.E66])" office:value-type="currency" office:currency="EUR" office:value="15.087996150033" calcext:value-type="currency">
            <text:p>€ 15,09</text:p>
          </table:table-cell>
          <table:table-cell table:style-name="ce145"/>
          <table:table-cell table:number-columns-repeated="16378"/>
        </table:table-row>
        <table:table-row table:style-name="ro1">
          <table:table-cell/>
          <table:table-cell table:style-name="ce16"/>
          <table:covered-table-cell table:style-name="ce53"/>
          <table:table-cell table:style-name="ce28" office:value-type="string" calcext:value-type="string">
            <text:p>Importo Rimborsato</text:p>
          </table:table-cell>
          <table:table-cell table:style-name="ce99" table:formula="of:=IF([.E32]=&quot;&quot;;[.E21]-[.E68];[.E57]-[.E68])" office:value-type="currency" office:currency="EUR" office:value="5000" calcext:value-type="currency">
            <text:p>€ 5.000,00</text:p>
          </table:table-cell>
          <table:table-cell table:style-name="ce145"/>
          <table:table-cell table:number-columns-repeated="16378"/>
        </table:table-row>
        <table:table-row table:style-name="ro1">
          <table:table-cell/>
          <table:table-cell table:style-name="ce23" table:number-columns-spanned="5" table:number-rows-spanned="1"/>
          <table:covered-table-cell table:number-columns-repeated="3" table:style-name="ce31"/>
          <table:covered-table-cell table:style-name="ce145"/>
          <table:table-cell table:number-columns-repeated="16378"/>
        </table:table-row>
        <table:table-row table:style-name="ro1">
          <table:table-cell/>
          <table:table-cell table:style-name="ce15"/>
          <table:table-cell table:style-name="ce32" office:value-type="string" calcext:value-type="string" table:number-columns-spanned="1" table:number-rows-spanned="3">
            <text:p>Guadagni</text:p>
          </table:table-cell>
          <table:table-cell table:style-name="ce28" office:value-type="string" calcext:value-type="string">
            <text:p>Guadagno Lordo (EUR)</text:p>
          </table:table-cell>
          <table:table-cell table:style-name="ce118" table:formula="of:=IF([.E32]=&quot;&quot;;[.E70]-[.E45];[.E52]-[.E45])" office:value-type="float" office:value="160.4" calcext:value-type="float">
            <text:p>160,40</text:p>
          </table:table-cell>
          <table:table-cell table:style-name="ce144"/>
          <table:table-cell table:number-columns-repeated="16378"/>
        </table:table-row>
        <table:table-row table:style-name="ro1">
          <table:table-cell/>
          <table:table-cell table:style-name="ce15"/>
          <table:covered-table-cell table:style-name="ce53"/>
          <table:table-cell table:style-name="ce28" office:value-type="string" calcext:value-type="string">
            <text:p>Guadagno Netto al Rimborso (EUR)</text:p>
          </table:table-cell>
          <table:table-cell table:style-name="ce119" table:formula="of:=[.E70]-[.E50]" office:value-type="float" office:value="123.20171204918" calcext:value-type="float">
            <text:p>123,20</text:p>
          </table:table-cell>
          <table:table-cell table:style-name="ce144"/>
          <table:table-cell table:number-columns-repeated="16378"/>
        </table:table-row>
        <table:table-row table:style-name="ro1">
          <table:table-cell/>
          <table:table-cell table:style-name="ce15"/>
          <table:covered-table-cell table:style-name="ce53"/>
          <table:table-cell table:style-name="ce28" office:value-type="string" calcext:value-type="string">
            <text:p>Guadagno Netto (dall’Imposta di Bollo) (EUR)</text:p>
          </table:table-cell>
          <table:table-cell table:style-name="ce120" table:formula="of:=[.E73]-[.E61]" office:value-type="float" office:value="113.36211204918" calcext:value-type="float">
            <text:p>113,36</text:p>
          </table:table-cell>
          <table:table-cell table:style-name="ce144"/>
          <table:table-cell table:number-columns-repeated="16378"/>
        </table:table-row>
        <table:table-row table:style-name="ro1">
          <table:table-cell/>
          <table:table-cell table:style-name="ce23" table:number-columns-spanned="5" table:number-rows-spanned="1"/>
          <table:covered-table-cell table:number-columns-repeated="3" table:style-name="ce31"/>
          <table:covered-table-cell table:style-name="ce145"/>
          <table:table-cell table:number-columns-repeated="16378"/>
        </table:table-row>
        <table:table-row table:style-name="ro1">
          <table:table-cell/>
          <table:table-cell table:style-name="ce14" table:number-columns-spanned="1" table:number-rows-spanned="3"/>
          <table:table-cell table:style-name="ce32" office:value-type="string" calcext:value-type="string" table:number-columns-spanned="1" table:number-rows-spanned="3">
            <text:p>Rendimenti Semplici</text:p>
          </table:table-cell>
          <table:table-cell table:style-name="ce28" office:value-type="string" calcext:value-type="string">
            <text:p>Rendimento Lordo</text:p>
          </table:table-cell>
          <table:table-cell table:style-name="ce121" table:formula="of:=([.E72]/[.E45]/[.E41])" office:value-type="percentage" office:value="0.0332340383615989" calcext:value-type="percentage">
            <text:p>3,32%</text:p>
          </table:table-cell>
          <table:table-cell table:style-name="ce144" table:number-columns-spanned="1" table:number-rows-spanned="2"/>
          <table:table-cell table:number-columns-repeated="16378"/>
        </table:table-row>
        <table:table-row table:style-name="ro1">
          <table:table-cell/>
          <table:covered-table-cell table:style-name="ce15"/>
          <table:covered-table-cell table:style-name="ce53"/>
          <table:table-cell table:style-name="ce28" office:value-type="string" calcext:value-type="string">
            <text:p>Rendimento Netto al Rimborso</text:p>
          </table:table-cell>
          <table:table-cell table:style-name="ce122" table:formula="of:=([.E73]/[.E50]/[.E41])" office:value-type="percentage" office:value="0.0253320403453084" calcext:value-type="percentage">
            <text:p>2,53%</text:p>
          </table:table-cell>
          <table:covered-table-cell table:style-name="ce144"/>
          <table:table-cell table:number-columns-repeated="16378"/>
        </table:table-row>
        <table:table-row table:style-name="ro1">
          <table:table-cell/>
          <table:covered-table-cell table:style-name="ce15"/>
          <table:covered-table-cell table:style-name="ce53"/>
          <table:table-cell table:style-name="ce28" office:value-type="string" calcext:value-type="string">
            <text:p>Rendimento Netto (dall’Imposta di Bollo)</text:p>
          </table:table-cell>
          <table:table-cell table:style-name="ce121" table:formula="of:=([.E74]/[.E50]/[.E41])" office:value-type="percentage" office:value="0.0233088773548282" calcext:value-type="percentage">
            <text:p>2,33%</text:p>
          </table:table-cell>
          <table:table-cell table:style-name="ce144"/>
          <table:table-cell table:number-columns-repeated="16378"/>
        </table:table-row>
        <table:table-row table:style-name="ro1">
          <table:table-cell/>
          <table:table-cell table:style-name="ce24"/>
          <table:table-cell table:style-name="ce51"/>
          <table:table-cell table:style-name="ce71"/>
          <table:table-cell table:style-name="ce123"/>
          <table:table-cell table:style-name="ce131"/>
          <table:table-cell table:number-columns-repeated="16378"/>
        </table:table-row>
        <table:table-row table:style-name="ro1">
          <table:table-cell/>
          <table:table-cell table:style-name="ce15"/>
          <table:table-cell table:style-name="ce53" office:value-type="string" calcext:value-type="string" table:number-columns-spanned="1" table:number-rows-spanned="3">
            <text:p>Rendimenti Composti</text:p>
          </table:table-cell>
          <table:table-cell table:style-name="ce28" office:value-type="string" calcext:value-type="string">
            <text:p>Rendimento Lordo</text:p>
          </table:table-cell>
          <table:table-cell table:style-name="ce121" table:formula="of:=(([.E52]/[.E45])^(1/[.E41])-1)" office:value-type="percentage" office:value="0.0332355308888586" calcext:value-type="percentage">
            <text:p>3,32%</text:p>
          </table:table-cell>
          <table:table-cell table:style-name="ce144"/>
          <table:table-cell table:number-columns-repeated="16378"/>
        </table:table-row>
        <table:table-row table:style-name="ro1">
          <table:table-cell/>
          <table:table-cell table:style-name="ce15"/>
          <table:covered-table-cell table:style-name="ce53"/>
          <table:table-cell table:style-name="ce28" office:value-type="string" calcext:value-type="string">
            <text:p>Rendimento Netto al Rimborso</text:p>
          </table:table-cell>
          <table:table-cell table:style-name="ce122" table:formula="of:=(([.E57]/[.E50])^(1/[.E41])-1)" office:value-type="percentage" office:value="0.0253329097308497" calcext:value-type="percentage">
            <text:p>2,53%</text:p>
          </table:table-cell>
          <table:table-cell table:style-name="ce144"/>
          <table:table-cell table:number-columns-repeated="16378"/>
        </table:table-row>
        <table:table-row table:style-name="ro1">
          <table:table-cell/>
          <table:table-cell table:style-name="ce15"/>
          <table:covered-table-cell table:style-name="ce53"/>
          <table:table-cell table:style-name="ce28" office:value-type="string" calcext:value-type="string">
            <text:p>Rendimento Netto (dall’Imposta di Bollo)</text:p>
          </table:table-cell>
          <table:table-cell table:style-name="ce121" table:formula="of:=((([.E57]-[.E61])/[.E50])^(1/[.E41])-1)" office:value-type="percentage" office:value="0.0233096139034923" calcext:value-type="percentage">
            <text:p>2,33%</text:p>
          </table:table-cell>
          <table:table-cell table:style-name="ce144"/>
          <table:table-cell table:number-columns-repeated="16378"/>
        </table:table-row>
        <table:table-row table:style-name="ro1">
          <table:table-cell/>
          <table:table-cell table:style-name="ce25" table:number-columns-spanned="5" table:number-rows-spanned="1"/>
          <table:covered-table-cell table:number-columns-repeated="3" table:style-name="ce217"/>
          <table:covered-table-cell table:style-name="ce255"/>
          <table:table-cell table:number-columns-repeated="16378"/>
        </table:table-row>
        <table:table-row table:style-name="ro1">
          <table:table-cell table:number-columns-repeated="16384"/>
        </table:table-row>
        <table:table-row table:style-name="ro1">
          <table:table-cell table:number-columns-repeated="4"/>
          <table:table-cell table:style-name="ce124"/>
          <table:table-cell table:number-columns-repeated="16379"/>
        </table:table-row>
        <table:table-row table:style-name="ro1" table:number-rows-repeated="14">
          <table:table-cell table:number-columns-repeated="16384"/>
        </table:table-row>
        <table:table-row table:style-name="ro2">
          <table:table-cell table:number-columns-repeated="16384"/>
        </table:table-row>
        <table:table-row table:style-name="ro1" table:number-rows-repeated="4">
          <table:table-cell table:number-columns-repeated="16384"/>
        </table:table-row>
        <table:table-row table:style-name="ro2">
          <table:table-cell table:number-columns-repeated="16384"/>
        </table:table-row>
        <table:table-row table:style-name="ro1" table:number-rows-repeated="2">
          <table:table-cell table:number-columns-repeated="16384"/>
        </table:table-row>
        <table:table-row table:style-name="ro2">
          <table:table-cell table:number-columns-repeated="16384"/>
        </table:table-row>
        <table:table-row table:style-name="ro1" table:number-rows-repeated="3">
          <table:table-cell table:number-columns-repeated="16384"/>
        </table:table-row>
        <table:table-row table:style-name="ro4">
          <table:table-cell table:number-columns-repeated="16384"/>
        </table:table-row>
        <table:table-row table:style-name="ro1" table:number-rows-repeated="4">
          <table:table-cell table:number-columns-repeated="16384"/>
        </table:table-row>
        <table:table-row table:style-name="ro2">
          <table:table-cell table:number-columns-repeated="16384"/>
        </table:table-row>
        <table:table-row table:style-name="ro1" table:number-rows-repeated="5">
          <table:table-cell table:number-columns-repeated="16384"/>
        </table:table-row>
        <table:table-row table:style-name="ro5">
          <table:table-cell table:number-columns-repeated="16384"/>
        </table:table-row>
        <table:table-row table:style-name="ro1" table:number-rows-repeated="8">
          <table:table-cell table:number-columns-repeated="16384"/>
        </table:table-row>
        <table:table-row table:style-name="ro5">
          <table:table-cell table:number-columns-repeated="16384"/>
        </table:table-row>
        <table:table-row table:style-name="ro1">
          <table:table-cell table:number-columns-repeated="16384"/>
        </table:table-row>
        <table:table-row table:style-name="ro2" table:number-rows-repeated="2">
          <table:table-cell table:number-columns-repeated="16384"/>
        </table:table-row>
        <table:table-row table:style-name="ro1">
          <table:table-cell table:number-columns-repeated="16384"/>
        </table:table-row>
        <table:table-row table:style-name="ro2">
          <table:table-cell table:number-columns-repeated="16384"/>
        </table:table-row>
        <table:table-row table:style-name="ro1" table:number-rows-repeated="4">
          <table:table-cell table:number-columns-repeated="16384"/>
        </table:table-row>
        <table:table-row table:style-name="ro5">
          <table:table-cell table:number-columns-repeated="16384"/>
        </table:table-row>
        <table:table-row table:style-name="ro1" table:number-rows-repeated="46">
          <table:table-cell table:number-columns-repeated="16384"/>
        </table:table-row>
        <table:table-row table:style-name="ro6" table:number-rows-repeated="1048387">
          <table:table-cell table:number-columns-repeated="16384"/>
        </table:table-row>
        <table:table-row table:style-name="ro6">
          <table:table-cell table:number-columns-repeated="16384"/>
        </table:table-row>
      </table:table>
      <table:table table:name="Quotazioni" table:style-name="ta2">
        <office:forms form:automatic-focus="false" form:apply-design-mode="false"/>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row table:style-name="ro7">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7"/>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7">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08/03</text:p>
          </table:table-cell>
          <table:table-cell table:style-name="ce201" office:value-type="float" office:value="98.453" calcext:value-type="float">
            <text:p>98,453</text:p>
          </table:table-cell>
          <table:table-cell table:style-name="ce202" office:value-type="string" calcext:value-type="string">
            <text:p>+0,01%</text:p>
          </table:table-cell>
          <table:table-cell table:style-name="ce201" office:value-type="float" office:value="98.462" calcext:value-type="float">
            <text:p>98,462</text:p>
          </table:table-cell>
          <table:table-cell table:style-name="ce201" office:value-type="string" calcext:value-type="string">
            <text:p>98,434 - 98,468</text:p>
          </table:table-cell>
        </table:table-row>
        <table:table-row table:style-name="ro7">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08/03</text:p>
          </table:table-cell>
          <table:table-cell table:style-name="ce201" office:value-type="float" office:value="99.67" calcext:value-type="float">
            <text:p>99,67</text:p>
          </table:table-cell>
          <table:table-cell table:style-name="ce202" office:value-type="string" calcext:value-type="string">
            <text:p>0,00%</text:p>
          </table:table-cell>
          <table:table-cell table:style-name="ce201" office:value-type="float" office:value="99.671" calcext:value-type="float">
            <text:p>99,671</text:p>
          </table:table-cell>
          <table:table-cell table:style-name="ce201" office:value-type="string" calcext:value-type="string">
            <text:p>99,67 - 99,687</text:p>
          </table:table-cell>
        </table:table-row>
        <table:table-row table:style-name="ro7">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08/03</text:p>
          </table:table-cell>
          <table:table-cell table:style-name="ce201" office:value-type="float" office:value="97.33" calcext:value-type="float">
            <text:p>97,33</text:p>
          </table:table-cell>
          <table:table-cell table:style-name="ce202" office:value-type="string" calcext:value-type="string">
            <text:p>+0,03%</text:p>
          </table:table-cell>
          <table:table-cell table:style-name="ce201" office:value-type="float" office:value="97.329" calcext:value-type="float">
            <text:p>97,329</text:p>
          </table:table-cell>
          <table:table-cell table:style-name="ce201" office:value-type="string" calcext:value-type="string">
            <text:p>97,315 - 97,344</text:p>
          </table:table-cell>
        </table:table-row>
        <table:table-row table:style-name="ro7">
          <table:table-cell table:style-name="ce201" office:value-type="string" calcext:value-type="string">
            <text:p><text:a xlink:href="https://www.teleborsa.it/obbligazioni-titoli-di-stato/bot-zc-fb24-a-eur-it0005532988-it0005532988-SVQwMDA1NTMyOTg4" xlink:type="simple">Bot Zc Fb24 A Eur</text:a> </text:p>
          </table:table-cell>
          <table:table-cell table:style-name="ce202" office:value-type="string" calcext:value-type="string">
            <text:p>09/02</text:p>
          </table:table-cell>
          <table:table-cell table:style-name="ce201" office:value-type="float" office:value="99.99" calcext:value-type="float">
            <text:p>99,9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7">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2" office:value-type="string" calcext:value-type="string">
            <text:p>08/03</text:p>
          </table:table-cell>
          <table:table-cell table:style-name="ce201" office:value-type="float" office:value="96.768" calcext:value-type="float">
            <text:p>96,768</text:p>
          </table:table-cell>
          <table:table-cell table:style-name="ce202" office:value-type="string" calcext:value-type="string">
            <text:p>-0,07%</text:p>
          </table:table-cell>
          <table:table-cell table:style-name="ce201" office:value-type="float" office:value="96.741" calcext:value-type="float">
            <text:p>96,741</text:p>
          </table:table-cell>
          <table:table-cell table:style-name="ce201" office:value-type="string" calcext:value-type="string">
            <text:p>96,73 - 96,769</text:p>
          </table:table-cell>
        </table:table-row>
        <table:table-row table:style-name="ro7">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08/03</text:p>
          </table:table-cell>
          <table:table-cell table:style-name="ce201" office:value-type="float" office:value="99.049" calcext:value-type="float">
            <text:p>99,049</text:p>
          </table:table-cell>
          <table:table-cell table:style-name="ce202" office:value-type="string" calcext:value-type="string">
            <text:p>+0,02%</text:p>
          </table:table-cell>
          <table:table-cell table:style-name="ce201" office:value-type="float" office:value="99.052" calcext:value-type="float">
            <text:p>99,052</text:p>
          </table:table-cell>
          <table:table-cell table:style-name="ce201" office:value-type="string" calcext:value-type="string">
            <text:p>99,034 - 99,052</text:p>
          </table:table-cell>
        </table:table-row>
        <table:table-row table:style-name="ro7">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2" office:value-type="string" calcext:value-type="string">
            <text:p>08/03</text:p>
          </table:table-cell>
          <table:table-cell table:style-name="ce201" office:value-type="float" office:value="97.08" calcext:value-type="float">
            <text:p>97,08</text:p>
          </table:table-cell>
          <table:table-cell table:style-name="ce202" office:value-type="string" calcext:value-type="string">
            <text:p>+0,07%</text:p>
          </table:table-cell>
          <table:table-cell table:style-name="ce201" office:value-type="float" office:value="97.044" calcext:value-type="float">
            <text:p>97,044</text:p>
          </table:table-cell>
          <table:table-cell table:style-name="ce201" office:value-type="string" calcext:value-type="string">
            <text:p>97,02 - 97,084</text:p>
          </table:table-cell>
        </table:table-row>
        <table:table-row table:style-name="ro7">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2" office:value-type="string" calcext:value-type="string">
            <text:p>08/03</text:p>
          </table:table-cell>
          <table:table-cell table:style-name="ce201" office:value-type="float" office:value="98.566" calcext:value-type="float">
            <text:p>98,566</text:p>
          </table:table-cell>
          <table:table-cell table:style-name="ce202" office:value-type="string" calcext:value-type="string">
            <text:p>+0,02%</text:p>
          </table:table-cell>
          <table:table-cell table:style-name="ce201" office:value-type="float" office:value="98.559" calcext:value-type="float">
            <text:p>98,559</text:p>
          </table:table-cell>
          <table:table-cell table:style-name="ce201" office:value-type="string" calcext:value-type="string">
            <text:p>98,542 - 98,572</text:p>
          </table:table-cell>
        </table:table-row>
        <table:table-row table:style-name="ro7">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08/03</text:p>
          </table:table-cell>
          <table:table-cell table:style-name="ce201" office:value-type="float" office:value="98.767" calcext:value-type="float">
            <text:p>98,767</text:p>
          </table:table-cell>
          <table:table-cell table:style-name="ce202" office:value-type="string" calcext:value-type="string">
            <text:p>+0,03%</text:p>
          </table:table-cell>
          <table:table-cell table:style-name="ce201" office:value-type="float" office:value="98.763" calcext:value-type="float">
            <text:p>98,763</text:p>
          </table:table-cell>
          <table:table-cell table:style-name="ce201" office:value-type="string" calcext:value-type="string">
            <text:p>98,742 - 98,771</text:p>
          </table:table-cell>
        </table:table-row>
        <table:table-row table:style-name="ro7">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08/03</text:p>
          </table:table-cell>
          <table:table-cell table:style-name="ce201" office:value-type="float" office:value="99.836" calcext:value-type="float">
            <text:p>99,836</text:p>
          </table:table-cell>
          <table:table-cell table:style-name="ce202" office:value-type="string" calcext:value-type="string">
            <text:p>+0,01%</text:p>
          </table:table-cell>
          <table:table-cell table:style-name="ce201" office:value-type="float" office:value="99.83" calcext:value-type="float">
            <text:p>99,83</text:p>
          </table:table-cell>
          <table:table-cell table:style-name="ce201" office:value-type="string" calcext:value-type="string">
            <text:p>99,827 - 99,836</text:p>
          </table:table-cell>
        </table:table-row>
        <table:table-row table:style-name="ro7">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08/03</text:p>
          </table:table-cell>
          <table:table-cell table:style-name="ce201" office:value-type="float" office:value="99.165" calcext:value-type="float">
            <text:p>99,165</text:p>
          </table:table-cell>
          <table:table-cell table:style-name="ce202" office:value-type="string" calcext:value-type="string">
            <text:p>+0,01%</text:p>
          </table:table-cell>
          <table:table-cell table:style-name="ce201" office:value-type="float" office:value="99.17" calcext:value-type="float">
            <text:p>99,17</text:p>
          </table:table-cell>
          <table:table-cell table:style-name="ce201" office:value-type="string" calcext:value-type="string">
            <text:p>99,165 - 99,173</text:p>
          </table:table-cell>
        </table:table-row>
        <table:table-row table:style-name="ro7">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08/03</text:p>
          </table:table-cell>
          <table:table-cell table:style-name="ce201" office:value-type="float" office:value="99.36" calcext:value-type="float">
            <text:p>99,36</text:p>
          </table:table-cell>
          <table:table-cell table:style-name="ce202" office:value-type="string" calcext:value-type="string">
            <text:p>+0,02%</text:p>
          </table:table-cell>
          <table:table-cell table:style-name="ce201" office:value-type="float" office:value="99.35" calcext:value-type="float">
            <text:p>99,35</text:p>
          </table:table-cell>
          <table:table-cell table:style-name="ce201" office:value-type="string" calcext:value-type="string">
            <text:p>99,35 - 99,373</text:p>
          </table:table-cell>
        </table:table-row>
        <table:table-row table:style-name="ro7">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08/03</text:p>
          </table:table-cell>
          <table:table-cell table:style-name="ce201" office:value-type="float" office:value="99.982" calcext:value-type="float">
            <text:p>99,982</text:p>
          </table:table-cell>
          <table:table-cell table:style-name="ce202" office:value-type="string" calcext:value-type="string">
            <text:p>+0,01%</text:p>
          </table:table-cell>
          <table:table-cell table:style-name="ce201" office:value-type="float" office:value="99.98" calcext:value-type="float">
            <text:p>99,98</text:p>
          </table:table-cell>
          <table:table-cell table:style-name="ce201" office:value-type="string" calcext:value-type="string">
            <text:p>99,98 - 99,982</text:p>
          </table:table-cell>
        </table:table-row>
        <table:table-row table:style-name="ro7">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08/03</text:p>
          </table:table-cell>
          <table:table-cell table:style-name="ce201" office:value-type="float" office:value="97.593" calcext:value-type="float">
            <text:p>97,593</text:p>
          </table:table-cell>
          <table:table-cell table:style-name="ce202" office:value-type="string" calcext:value-type="string">
            <text:p>-0,21%</text:p>
          </table:table-cell>
          <table:table-cell table:style-name="ce201" office:value-type="float" office:value="97.577" calcext:value-type="float">
            <text:p>97,577</text:p>
          </table:table-cell>
          <table:table-cell table:style-name="ce201" office:value-type="string" calcext:value-type="string">
            <text:p>97,544 - 97,595</text:p>
          </table:table-cell>
        </table:table-row>
        <table:table-row table:style-name="ro7">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08/03</text:p>
          </table:table-cell>
          <table:table-cell table:style-name="ce201" office:value-type="float" office:value="97.821" calcext:value-type="float">
            <text:p>97,821</text:p>
          </table:table-cell>
          <table:table-cell table:style-name="ce202" office:value-type="string" calcext:value-type="string">
            <text:p>+0,02%</text:p>
          </table:table-cell>
          <table:table-cell table:style-name="ce201" office:value-type="float" office:value="97.829" calcext:value-type="float">
            <text:p>97,829</text:p>
          </table:table-cell>
          <table:table-cell table:style-name="ce201" office:value-type="string" calcext:value-type="string">
            <text:p>97,8 - 97,855</text:p>
          </table:table-cell>
        </table:table-row>
        <table:table-row table:style-name="ro7">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08/03</text:p>
          </table:table-cell>
          <table:table-cell table:style-name="ce201" office:value-type="float" office:value="98.125" calcext:value-type="float">
            <text:p>98,125</text:p>
          </table:table-cell>
          <table:table-cell table:style-name="ce202" office:value-type="string" calcext:value-type="string">
            <text:p>+0,03%</text:p>
          </table:table-cell>
          <table:table-cell table:style-name="ce201" office:value-type="float" office:value="98.114" calcext:value-type="float">
            <text:p>98,114</text:p>
          </table:table-cell>
          <table:table-cell table:style-name="ce201" office:value-type="string" calcext:value-type="string">
            <text:p>98,103 - 98,134</text:p>
          </table:table-cell>
        </table:table-row>
        <table:table-row table:style-name="ro1" table:number-rows-repeated="1048558">
          <table:table-cell table:number-columns-repeated="6"/>
        </table:table-row>
        <table:table-row table:style-name="ro1">
          <table:table-cell table:number-columns-repeated="6"/>
        </table:table-row>
      </table:table>
      <table:table table:name="Emissioni" table:style-name="ta2">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300" office:value-type="string" calcext:value-type="string">
            <text:p>Nome BOT </text:p>
          </table:table-cell>
          <table:table-cell table:style-name="ce306" office:value-type="string" calcext:value-type="string">
            <text:p>ISIN</text:p>
          </table:table-cell>
          <table:table-cell table:style-name="ce310" office:value-type="string" calcext:value-type="string">
            <text:p>DATA EMISSIONE</text:p>
          </table:table-cell>
          <table:table-cell table:style-name="ce315" office:value-type="string" calcext:value-type="string">
            <text:p>PREZZO EMISSIONE</text:p>
          </table:table-cell>
          <table:table-cell table:style-name="ce317" office:value-type="string" calcext:value-type="string">
            <text:p>SCADENZA</text:p>
          </table:table-cell>
        </table:table-row>
        <table:table-row table:style-name="ro9">
          <table:table-cell table:style-name="ce303" office:value-type="string" calcext:value-type="string">
            <text:p>Bot Zc Fb24 A Eur </text:p>
          </table:table-cell>
          <table:table-cell table:style-name="ce307" office:value-type="string" calcext:value-type="string">
            <text:p>IT0005532988</text:p>
          </table:table-cell>
          <table:table-cell table:style-name="ce311" office:value-type="date" office:date-value="2023-02-14" calcext:value-type="date">
            <text:p>14/02/2023</text:p>
          </table:table-cell>
          <table:table-cell table:style-name="ce316" office:value-type="float" office:value="96.877" calcext:value-type="float">
            <text:p>96,877</text:p>
          </table:table-cell>
          <table:table-cell table:style-name="ce311" office:value-type="date" office:date-value="2024-02-14" calcext:value-type="date">
            <text:p>14/02/2024</text:p>
          </table:table-cell>
        </table:table-row>
        <table:table-row table:style-name="ro9">
          <table:table-cell table:style-name="ce303" office:value-type="string" calcext:value-type="string">
            <text:p>Bot Zc Mz24 A Eur </text:p>
          </table:table-cell>
          <table:table-cell table:style-name="ce307" office:value-type="string" calcext:value-type="string">
            <text:p>IT0005537094</text:p>
          </table:table-cell>
          <table:table-cell table:style-name="ce311" office:value-type="date" office:date-value="2023-03-14" calcext:value-type="date">
            <text:p>14/03/2023</text:p>
          </table:table-cell>
          <table:table-cell table:style-name="ce316" office:value-type="float" office:value="96.457" calcext:value-type="float">
            <text:p>96,457</text:p>
          </table:table-cell>
          <table:table-cell table:style-name="ce311" office:value-type="date" office:date-value="2024-03-14" calcext:value-type="date">
            <text:p>14/03/2024</text:p>
          </table:table-cell>
        </table:table-row>
        <table:table-row table:style-name="ro9">
          <table:table-cell table:style-name="ce303" office:value-type="string" calcext:value-type="string">
            <text:p>Bot Zc Ap24 A Eur </text:p>
          </table:table-cell>
          <table:table-cell table:style-name="ce307" office:value-type="string" calcext:value-type="string">
            <text:p>IT0005542516</text:p>
          </table:table-cell>
          <table:table-cell table:style-name="ce311" office:value-type="date" office:date-value="2023-04-14" calcext:value-type="date">
            <text:p>14/04/2023</text:p>
          </table:table-cell>
          <table:table-cell table:style-name="ce316" office:value-type="float" office:value="96.686" calcext:value-type="float">
            <text:p>96,686</text:p>
          </table:table-cell>
          <table:table-cell table:style-name="ce311" office:value-type="date" office:date-value="2024-04-12" calcext:value-type="date">
            <text:p>12/04/2024</text:p>
          </table:table-cell>
        </table:table-row>
        <table:table-row table:style-name="ro1">
          <table:table-cell table:style-name="ce304" office:value-type="string" calcext:value-type="string">
            <text:p>Bot Zc Mg24 A Eur </text:p>
          </table:table-cell>
          <table:table-cell table:style-name="ce308" office:value-type="string" calcext:value-type="string">
            <text:p>IT0005545469</text:p>
          </table:table-cell>
          <table:table-cell table:style-name="ce312" office:value-type="date" office:date-value="2023-05-12" calcext:value-type="date">
            <text:p>12/05/2023</text:p>
          </table:table-cell>
          <table:table-cell table:style-name="ce308" office:value-type="float" office:value="96.584" calcext:value-type="float">
            <text:p>96,584</text:p>
          </table:table-cell>
          <table:table-cell table:style-name="ce312" office:value-type="date" office:date-value="2024-05-14" calcext:value-type="date">
            <text:p>14/05/2024</text:p>
          </table:table-cell>
        </table:table-row>
        <table:table-row table:style-name="ro1">
          <table:table-cell table:style-name="ce304" office:value-type="string" calcext:value-type="string">
            <text:p>Bot Zc Gn24 A Eur </text:p>
          </table:table-cell>
          <table:table-cell table:style-name="ce308" office:value-type="string" calcext:value-type="string">
            <text:p>IT0005549388</text:p>
          </table:table-cell>
          <table:table-cell table:style-name="ce312" office:value-type="date" office:date-value="2023-06-14" calcext:value-type="date">
            <text:p>14/06/2023</text:p>
          </table:table-cell>
          <table:table-cell table:style-name="ce308" office:value-type="float" office:value="96.434" calcext:value-type="float">
            <text:p>96,434</text:p>
          </table:table-cell>
          <table:table-cell table:style-name="ce312" office:value-type="date" office:date-value="2024-06-14" calcext:value-type="date">
            <text:p>14/06/2024</text:p>
          </table:table-cell>
        </table:table-row>
        <table:table-row table:style-name="ro1">
          <table:table-cell table:style-name="ce304" office:value-type="string" calcext:value-type="string">
            <text:p>Bot Zc Lg24 A Eur </text:p>
          </table:table-cell>
          <table:table-cell table:style-name="ce308" office:value-type="string" calcext:value-type="string">
            <text:p>IT0005555963</text:p>
          </table:table-cell>
          <table:table-cell table:style-name="ce312" office:value-type="date" office:date-value="2023-07-14" calcext:value-type="date">
            <text:p>14/07/2023</text:p>
          </table:table-cell>
          <table:table-cell table:style-name="ce308" office:value-type="float" office:value="96.162" calcext:value-type="float">
            <text:p>96,162</text:p>
          </table:table-cell>
          <table:table-cell table:style-name="ce312" office:value-type="date" office:date-value="2024-07-12" calcext:value-type="date">
            <text:p>12/07/2024</text:p>
          </table:table-cell>
        </table:table-row>
        <table:table-row table:style-name="ro1">
          <table:table-cell table:style-name="ce304" office:value-type="string" calcext:value-type="string">
            <text:p>Bot Zc Ge24 S Eur </text:p>
          </table:table-cell>
          <table:table-cell table:style-name="ce308" office:value-type="string" calcext:value-type="string">
            <text:p>IT0005557365</text:p>
          </table:table-cell>
          <table:table-cell table:style-name="ce312" office:value-type="date" office:date-value="2023-07-31" calcext:value-type="date">
            <text:p>31/07/2023</text:p>
          </table:table-cell>
          <table:table-cell table:style-name="ce308" office:value-type="float" office:value="98.087" calcext:value-type="float">
            <text:p>98,087</text:p>
          </table:table-cell>
          <table:table-cell table:style-name="ce312" office:value-type="date" office:date-value="2024-01-31" calcext:value-type="date">
            <text:p>31/01/2024</text:p>
          </table:table-cell>
        </table:table-row>
        <table:table-row table:style-name="ro1">
          <table:table-cell table:style-name="ce305" office:value-type="string" calcext:value-type="string">
            <text:p>Bot Zc Ag24 A Eur </text:p>
          </table:table-cell>
          <table:table-cell table:style-name="ce309" office:value-type="string" calcext:value-type="string">
            <text:p>IT0005559817</text:p>
          </table:table-cell>
          <table:table-cell table:style-name="ce313" office:value-type="date" office:date-value="2023-08-14" calcext:value-type="date">
            <text:p>14/08/2023</text:p>
          </table:table-cell>
          <table:table-cell table:style-name="ce309" office:value-type="float" office:value="96.262" calcext:value-type="float">
            <text:p>96,262</text:p>
          </table:table-cell>
          <table:table-cell table:style-name="ce313" office:value-type="date" office:date-value="2024-08-14" calcext:value-type="date">
            <text:p>14/08/2024</text:p>
          </table:table-cell>
        </table:table-row>
        <table:table-row table:style-name="ro1">
          <table:table-cell table:style-name="ce305" office:value-type="string" calcext:value-type="string">
            <text:p>Bot Zc Sep24 A Eur </text:p>
          </table:table-cell>
          <table:table-cell table:style-name="ce309" office:value-type="string" calcext:value-type="string">
            <text:p>IT0005561458</text:p>
          </table:table-cell>
          <table:table-cell table:style-name="ce313" office:value-type="date" office:date-value="2023-09-14" calcext:value-type="date">
            <text:p>14/09/2023</text:p>
          </table:table-cell>
          <table:table-cell table:style-name="ce309" office:value-type="float" office:value="96.222" calcext:value-type="float">
            <text:p>96,222</text:p>
          </table:table-cell>
          <table:table-cell table:style-name="ce313" office:value-type="date" office:date-value="2024-09-13" calcext:value-type="date">
            <text:p>13/09/2024</text:p>
          </table:table-cell>
        </table:table-row>
        <table:table-row table:style-name="ro1">
          <table:table-cell table:style-name="ce305" office:value-type="string" calcext:value-type="string">
            <text:p>Bot Zc Mar24 S Eur </text:p>
          </table:table-cell>
          <table:table-cell table:style-name="ce309" office:value-type="string" calcext:value-type="string">
            <text:p>IT0005561458</text:p>
          </table:table-cell>
          <table:table-cell table:style-name="ce313" office:value-type="date" office:date-value="2023-09-29" calcext:value-type="date">
            <text:p>29/09/2023</text:p>
          </table:table-cell>
          <table:table-cell table:style-name="ce309" office:value-type="float" office:value="98.03" calcext:value-type="float">
            <text:p>98,03</text:p>
          </table:table-cell>
          <table:table-cell table:style-name="ce313" office:value-type="date" office:date-value="2024-03-28" calcext:value-type="date">
            <text:p>28/03/2024</text:p>
          </table:table-cell>
        </table:table-row>
        <table:table-row table:style-name="ro1">
          <table:table-cell table:style-name="ce305" office:value-type="string" calcext:value-type="string">
            <text:p>Bot Zc Oct24 A Eur </text:p>
          </table:table-cell>
          <table:table-cell table:style-name="ce309" office:value-type="string" calcext:value-type="string">
            <text:p>IT0005567778</text:p>
          </table:table-cell>
          <table:table-cell table:style-name="ce313" office:value-type="date" office:date-value="2023-10-13" calcext:value-type="date">
            <text:p>13/10/2023</text:p>
          </table:table-cell>
          <table:table-cell table:style-name="ce309" office:value-type="float" office:value="96.137" calcext:value-type="float">
            <text:p>96,137</text:p>
          </table:table-cell>
          <table:table-cell table:style-name="ce313" office:value-type="date" office:date-value="2024-10-14" calcext:value-type="date">
            <text:p>14/10/2024</text:p>
          </table:table-cell>
        </table:table-row>
        <table:table-row table:style-name="ro1">
          <table:table-cell table:style-name="ce305" office:value-type="string" calcext:value-type="string">
            <text:p>Bot Zc Nov24 A Eur </text:p>
          </table:table-cell>
          <table:table-cell table:style-name="ce309" office:value-type="string" calcext:value-type="string">
            <text:p>IT0005570855</text:p>
          </table:table-cell>
          <table:table-cell table:style-name="ce313" office:value-type="date" office:date-value="2023-11-14" calcext:value-type="date">
            <text:p>14/11/2023</text:p>
          </table:table-cell>
          <table:table-cell table:style-name="ce309" office:value-type="float" office:value="96.224" calcext:value-type="float">
            <text:p>96,224</text:p>
          </table:table-cell>
          <table:table-cell table:style-name="ce313" office:value-type="date" office:date-value="2024-11-14" calcext:value-type="date">
            <text:p>14/11/2024</text:p>
          </table:table-cell>
        </table:table-row>
        <table:table-row table:style-name="ro1">
          <table:table-cell table:style-name="ce305" office:value-type="string" calcext:value-type="string">
            <text:p>Bot Zc May24 S Eur </text:p>
          </table:table-cell>
          <table:table-cell table:style-name="ce309" office:value-type="string" calcext:value-type="string">
            <text:p>IT0005571960</text:p>
          </table:table-cell>
          <table:table-cell table:style-name="ce313" office:value-type="date" office:date-value="2023-11-30" calcext:value-type="date">
            <text:p>30/11/2023</text:p>
          </table:table-cell>
          <table:table-cell table:style-name="ce309" office:value-type="float" office:value="98.076" calcext:value-type="float">
            <text:p>98,076</text:p>
          </table:table-cell>
          <table:table-cell table:style-name="ce313" office:value-type="date" office:date-value="2024-05-31" calcext:value-type="date">
            <text:p>31/05/2024</text:p>
          </table:table-cell>
        </table:table-row>
        <table:table-row table:style-name="ro1">
          <table:table-cell table:style-name="ce305" office:value-type="string" calcext:value-type="string">
            <text:p>Bot Zc Dec24 A Eur </text:p>
          </table:table-cell>
          <table:table-cell table:style-name="ce309" office:value-type="string" calcext:value-type="string">
            <text:p>IT0005575482</text:p>
          </table:table-cell>
          <table:table-cell table:style-name="ce313" office:value-type="date" office:date-value="2023-12-14" calcext:value-type="date">
            <text:p>14/12/2023</text:p>
          </table:table-cell>
          <table:table-cell table:style-name="ce309" office:value-type="float" office:value="96.547" calcext:value-type="float">
            <text:p>96,547</text:p>
          </table:table-cell>
          <table:table-cell table:style-name="ce313" office:value-type="date" office:date-value="2024-12-13" calcext:value-type="date">
            <text:p>13/12/2024</text:p>
          </table:table-cell>
        </table:table-row>
        <table:table-row table:style-name="ro1">
          <table:table-cell table:style-name="ce305" office:value-type="string" calcext:value-type="string">
            <text:p>Bot Zc Jan25 Eur </text:p>
          </table:table-cell>
          <table:table-cell table:style-name="ce309" office:value-type="string" calcext:value-type="string">
            <text:p>IT0005580003</text:p>
          </table:table-cell>
          <table:table-cell table:style-name="ce313" office:value-type="date" office:date-value="2024-01-12" calcext:value-type="date">
            <text:p>12/01/2024</text:p>
          </table:table-cell>
          <table:table-cell table:style-name="ce309" office:value-type="float" office:value="96.97" calcext:value-type="float">
            <text:p>96,97</text:p>
          </table:table-cell>
          <table:table-cell table:style-name="ce313" office:value-type="date" office:date-value="2025-01-14" calcext:value-type="date">
            <text:p>14/01/2025</text:p>
          </table:table-cell>
        </table:table-row>
        <table:table-row table:style-name="ro1" table:number-rows-repeated="1048548">
          <table:table-cell table:number-columns-repeated="5"/>
        </table:table-row>
        <table:table-row table:style-name="ro1">
          <table:table-cell table:number-columns-repeated="5"/>
        </table:table-row>
      </table:table>
      <table:table table:name="Guida" table:style-name="ta2">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8" table:number-columns-repeated="7" table:default-cell-style-name="Default"/>
        <table:table-row table:style-name="ro1">
          <table:table-cell table:style-name="ce140" office:value-type="string" calcext:value-type="string" table:number-columns-spanned="7" table:number-rows-spanned="1">
            <text:p>Guida</text:p>
          </table:table-cell>
          <table:covered-table-cell table:number-columns-repeated="5" table:style-name="ce159"/>
          <table:covered-table-cell table:style-name="ce241"/>
          <table:table-cell table:number-columns-repeated="6"/>
        </table:table-row>
        <table:table-row table:style-name="ro1">
          <table:table-cell table:style-name="ce327" table:number-columns-spanned="7" table:number-rows-spanned="2"/>
          <table:covered-table-cell table:number-columns-repeated="5" table:style-name="ce160"/>
          <table:covered-table-cell table:style-name="ce244"/>
          <table:table-cell table:number-columns-repeated="6"/>
        </table:table-row>
        <table:table-row table:style-name="ro1">
          <table:covered-table-cell table:style-name="ce328"/>
          <table:covered-table-cell table:number-columns-repeated="5" table:style-name="ce365"/>
          <table:covered-table-cell table:style-name="ce414"/>
          <table:table-cell table:number-columns-repeated="6"/>
        </table:table-row>
        <table:table-row table:style-name="ro1">
          <table:table-cell table:style-name="ce329"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366"/>
          <table:covered-table-cell table:style-name="ce415"/>
          <table:table-cell table:number-columns-repeated="6"/>
        </table:table-row>
        <table:table-row table:style-name="ro1">
          <table:covered-table-cell table:style-name="ce330"/>
          <table:covered-table-cell table:number-columns-repeated="5" table:style-name="ce368"/>
          <table:covered-table-cell table:style-name="ce416"/>
          <table:table-cell table:number-columns-repeated="6"/>
        </table:table-row>
        <table:table-row table:style-name="ro1">
          <table:covered-table-cell table:style-name="ce330"/>
          <table:covered-table-cell table:number-columns-repeated="5" table:style-name="ce368"/>
          <table:covered-table-cell table:style-name="ce416"/>
          <table:table-cell table:number-columns-repeated="6"/>
        </table:table-row>
        <table:table-row table:style-name="ro1">
          <table:covered-table-cell table:style-name="ce330"/>
          <table:covered-table-cell table:number-columns-repeated="5" table:style-name="ce368"/>
          <table:covered-table-cell table:style-name="ce416"/>
          <table:table-cell table:number-columns-repeated="6"/>
        </table:table-row>
        <table:table-row table:style-name="ro1">
          <table:table-cell table:style-name="ce331" office:value-type="string" calcext:value-type="string" table:number-columns-spanned="7" table:number-rows-spanned="2">
            <text:p>Significato dei colori</text:p>
          </table:table-cell>
          <table:covered-table-cell table:number-columns-repeated="5" table:style-name="ce370"/>
          <table:covered-table-cell table:style-name="ce417"/>
          <table:table-cell table:number-columns-repeated="6"/>
        </table:table-row>
        <table:table-row table:style-name="ro1">
          <table:covered-table-cell table:style-name="ce333"/>
          <table:covered-table-cell table:number-columns-repeated="5" table:style-name="ce375"/>
          <table:covered-table-cell table:style-name="ce418"/>
          <table:table-cell table:number-columns-repeated="6"/>
        </table:table-row>
        <table:table-row table:style-name="ro1">
          <table:table-cell table:style-name="ce335"/>
          <table:table-cell table:style-name="ce208" office:value-type="string" calcext:value-type="string" table:number-columns-spanned="6" table:number-rows-spanned="1">
            <text:p><text:s/>Area con la Descrizione dei Dati da inserire.</text:p>
          </table:table-cell>
          <table:covered-table-cell table:number-columns-repeated="4" table:style-name="ce235"/>
          <table:covered-table-cell table:style-name="ce250"/>
          <table:table-cell table:number-columns-repeated="6"/>
        </table:table-row>
        <table:table-row table:style-name="ro1">
          <table:table-cell table:style-name="ce337"/>
          <table:table-cell table:style-name="ce208" office:value-type="string" calcext:value-type="string" table:number-columns-spanned="6" table:number-rows-spanned="1">
            <text:p><text:s/>Area dei Dati da inserire.</text:p>
          </table:table-cell>
          <table:covered-table-cell table:number-columns-repeated="4" table:style-name="ce235"/>
          <table:covered-table-cell table:style-name="ce250"/>
          <table:table-cell table:number-columns-repeated="6"/>
        </table:table-row>
        <table:table-row table:style-name="ro1">
          <table:table-cell table:style-name="ce338"/>
          <table:table-cell table:style-name="ce208" office:value-type="string" calcext:value-type="string" table:number-columns-spanned="6" table:number-rows-spanned="1">
            <text:p><text:s/>Area dei Dati calcolati automaticamente dal Calcolatore (non toccare i numeri).</text:p>
          </table:table-cell>
          <table:covered-table-cell table:number-columns-repeated="4" table:style-name="ce235"/>
          <table:covered-table-cell table:style-name="ce250"/>
          <table:table-cell table:number-columns-repeated="6"/>
        </table:table-row>
        <table:table-row table:style-name="ro1">
          <table:table-cell table:style-name="ce331" office:value-type="string" calcext:value-type="string" table:number-columns-spanned="7" table:number-rows-spanned="2">
            <text:p>Significato dei campi da inserire</text:p>
          </table:table-cell>
          <table:covered-table-cell table:number-columns-repeated="5" table:style-name="ce370"/>
          <table:covered-table-cell table:style-name="ce417"/>
          <table:table-cell table:number-columns-repeated="6"/>
        </table:table-row>
        <table:table-row table:style-name="ro1">
          <table:covered-table-cell table:style-name="ce333"/>
          <table:covered-table-cell table:number-columns-repeated="5" table:style-name="ce375"/>
          <table:covered-table-cell table:style-name="ce418"/>
          <table:table-cell table:number-columns-repeated="6"/>
        </table:table-row>
        <table:table-row table:style-name="ro1">
          <table:table-cell table:style-name="ce143" office:value-type="string" calcext:value-type="string" table:number-columns-spanned="1" table:number-rows-spanned="4">
            <text:p>Nome Titolo</text:p>
          </table:table-cell>
          <table:table-cell table:style-name="ce209"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liccando sulla cella vedrai apparire una freccia di una drop down list che ti permetterà di scegliere tra i BOT quotati. Ad esempio il BOT “BOT 14FB24 ANN” è un BOT annuale con scadenza 14 Febbraio 2024.</text:p>
          </table:table-cell>
          <table:covered-table-cell table:number-columns-repeated="4" table:style-name="ce210"/>
          <table:covered-table-cell table:style-name="ce209"/>
          <table:table-cell table:number-columns-repeated="6"/>
        </table:table-row>
        <table:table-row table:style-name="ro1">
          <table:covered-table-cell table:style-name="ce143"/>
          <table:covered-table-cell table:number-columns-repeated="5" table:style-name="ce210"/>
          <table:covered-table-cell table:style-name="ce209"/>
          <table:table-cell table:number-columns-repeated="6"/>
        </table:table-row>
        <table:table-row table:style-name="ro1">
          <table:covered-table-cell table:style-name="ce143"/>
          <table:covered-table-cell table:number-columns-repeated="5" table:style-name="ce210"/>
          <table:covered-table-cell table:style-name="ce209"/>
          <table:table-cell table:number-columns-repeated="6"/>
        </table:table-row>
        <table:table-row table:style-name="ro1">
          <table:covered-table-cell table:style-name="ce143"/>
          <table:covered-table-cell table:number-columns-repeated="5" table:style-name="ce210"/>
          <table:covered-table-cell table:style-name="ce209"/>
          <table:table-cell table:number-columns-repeated="6"/>
        </table:table-row>
        <table:table-row table:style-name="ro1">
          <table:table-cell table:style-name="ce186" table:number-columns-spanned="7" table:number-rows-spanned="1"/>
          <table:covered-table-cell table:number-columns-repeated="5" table:style-name="ce210"/>
          <table:covered-table-cell table:style-name="ce209"/>
          <table:table-cell table:number-columns-repeated="6"/>
        </table:table-row>
        <table:table-row table:style-name="ro1">
          <table:table-cell table:style-name="ce339" office:value-type="string" calcext:value-type="string" table:number-columns-spanned="1" table:number-rows-spanned="6">
            <text:p>Dati Acquisto – Data di Acquisto (Regolamento)</text:p>
          </table:table-cell>
          <table:table-cell table:style-name="ce211" office:value-type="string" calcext:value-type="string" table:number-columns-spanned="6" table:number-rows-spanned="6">
            <text:p>La Data di Acquisto del BOT. Se si acquista il BOT in Asta questa Data coincide con quella di Emissione. Se il BOT si acquista su MOT è importante considerare che la data non è il giorno in cui la Banca esegue l’ordine, bensì due giorni di Borsa successivi. Ad esempio, io comprai il “BOT 14Feb24 ANN” il giorno 27/02/2023, ossia il giorno in cui la Banca eseguì l’ordine. Tuttavia, essendo un acquisto sul MOT lo scambio di possesso tra me e il precedente possessore è avvenuto 2 giorni di Borsa successivi, ossia il 01/03/2023. Questa Data viene comunemente detta in gergo “Data di Regolamento”.</text:p>
          </table:table-cell>
          <table:covered-table-cell table:number-columns-repeated="4" table:style-name="ce366"/>
          <table:covered-table-cell table:style-name="ce415"/>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visibility="collapse">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visibility="collapse">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table-cell table:style-name="ce188" office:value-type="string" calcext:value-type="string" table:number-columns-spanned="1" table:number-rows-spanned="4">
            <text:p><text:span text:style-name="T1">Dati Acquisto – </text:span>Prezzo di Acquisto</text:p>
          </table:table-cell>
          <table:table-cell table:style-name="ce209" office:value-type="string" calcext:value-type="string" table:number-columns-spanned="6" table:number-rows-spanned="4">
            <text:p>Prezzo che l'acquirente paga per acquistare un singolo BOT. Se l'acquisto viene fatto in fase di Asta questo valore coinciderà con il Prezzo di Emissione, altrimenti avrà un valore che dipenderà dalla quotazione di Mercato. Il valore nominale di un BOT è di 100 Euro. Generalmente il Prezzo di Acquisto è inferiore a questo valore per garantire all'acquirente un guadagno dato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366"/>
          <table:covered-table-cell table:style-name="ce415"/>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9"/>
          <table:covered-table-cell table:style-name="ce395"/>
          <table:covered-table-cell table:number-columns-repeated="4" table:style-name="ce409"/>
          <table:covered-table-cell table:style-name="ce419"/>
          <table:table-cell table:number-columns-repeated="6"/>
        </table:table-row>
        <table:table-row table:style-name="ro1">
          <table:table-cell table:style-name="ce188" office:value-type="string" calcext:value-type="string" table:number-columns-spanned="1" table:number-rows-spanned="5">
            <text:p><text:span text:style-name="T1">Dati Acquisto – </text:span>Commissioni (% sul Prezzo Acquisto o Nominale)</text:p>
          </table:table-cell>
          <table:table-cell table:style-name="ce396" office:value-type="string" calcext:value-type="string" table:number-columns-spanned="6" table:number-rows-spanned="5">
            <text:p>Per ogni acquisto di BOT che fate con la Banca, quest'ultima vi chiede il pagamento di una commissione che, tipicamente è espresso in valore percentuale sul Prezzo di Acquisto o sul Valore Nominale. Se il BOT è acquistato in Asta allora la percentuale è calcolata sul Prezzo Nominale, altrimenti su quello di Acquisto. Ad esempio, nel momento in cui scrivo Banca Intesa prende lo 0,15% in Asta su BOT annuali e 0,10% su quelli semestrali (tetti imposti dallo Stato) sull’Importo Nominale. Acquistando sul MOT Banca Intesa prende lo 0,24% con un minimo di 3 Euro. Cliccando sul campo apparirà un drop down box che vi permetterà di scegliere il calcolo della commissione sul valore nominale (Asta) o sul prezzo di acquisto (MOT).</text:p>
          </table:table-cell>
          <table:covered-table-cell table:number-columns-repeated="4" table:style-name="ce366"/>
          <table:covered-table-cell table:style-name="ce415"/>
          <table:table-cell table:number-columns-repeated="6"/>
        </table:table-row>
        <table:table-row table:style-name="ro1">
          <table:covered-table-cell table:style-name="ce349"/>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9"/>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9"/>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9"/>
          <table:covered-table-cell table:style-name="ce394"/>
          <table:covered-table-cell table:number-columns-repeated="4" table:style-name="ce368"/>
          <table:covered-table-cell table:style-name="ce416"/>
          <table:table-cell table:number-columns-repeated="6"/>
        </table:table-row>
        <table:table-row table:style-name="ro1">
          <table:table-cell table:style-name="ce143" office:value-type="string" calcext:value-type="string" table:number-columns-spanned="1" table:number-rows-spanned="2">
            <text:p><text:span text:style-name="T1">Dati Acquisto – </text:span>Min. Commissioni</text:p>
          </table:table-cell>
          <table:table-cell table:style-name="ce209"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410"/>
          <table:covered-table-cell table:style-name="ce211"/>
          <table:table-cell table:number-columns-repeated="6"/>
        </table:table-row>
        <table:table-row table:style-name="ro1">
          <table:covered-table-cell table:style-name="ce351"/>
          <table:covered-table-cell table:number-columns-repeated="5" table:style-name="ce216"/>
          <table:covered-table-cell table:style-name="ce420"/>
          <table:table-cell table:number-columns-repeated="6"/>
        </table:table-row>
        <table:table-row table:style-name="ro1">
          <table:table-cell table:style-name="ce352" office:value-type="string" calcext:value-type="string">
            <text:p><text:span text:style-name="T1">Dati Acquisto – </text:span>Max. Commissioni</text:p>
          </table:table-cell>
          <table:table-cell table:style-name="ce211"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366"/>
          <table:covered-table-cell table:style-name="ce415"/>
          <table:table-cell table:number-columns-repeated="6"/>
        </table:table-row>
        <table:table-row table:style-name="ro1">
          <table:table-cell table:style-name="ce143" office:value-type="string" calcext:value-type="string" table:number-columns-spanned="1" table:number-rows-spanned="2">
            <text:p><text:span text:style-name="T1">Dati Acquisto – </text:span>Commissioni Fisse</text:p>
          </table:table-cell>
          <table:table-cell table:style-name="ce209"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 se si acquista sul MOT e zero costi fissi in Asta.</text:p>
          </table:table-cell>
          <table:covered-table-cell table:number-columns-repeated="4" table:style-name="ce410"/>
          <table:covered-table-cell table:style-name="ce211"/>
          <table:table-cell table:number-columns-repeated="6"/>
        </table:table-row>
        <table:table-row table:style-name="ro1">
          <table:covered-table-cell table:style-name="ce351"/>
          <table:covered-table-cell table:number-columns-repeated="5" table:style-name="ce216"/>
          <table:covered-table-cell table:style-name="ce420"/>
          <table:table-cell table:number-columns-repeated="6"/>
        </table:table-row>
        <table:table-row table:style-name="ro1">
          <table:table-cell table:style-name="ce143" office:value-type="string" calcext:value-type="string" table:number-columns-spanned="1" table:number-rows-spanned="5">
            <text:p><text:span text:style-name="T1">Dati Acquisto – </text:span>Lotto (Importo Nominale in EUR)</text:p>
          </table:table-cell>
          <table:table-cell table:style-name="ce209"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o prezzo di emissione) del BOT moltiplicato 50. Questo importo è detto in gergo Importo Secco.</text:p>
          </table:table-cell>
          <table:covered-table-cell table:number-columns-repeated="4" table:style-name="ce410"/>
          <table:covered-table-cell table:style-name="ce211"/>
          <table:table-cell table:number-columns-repeated="6"/>
        </table:table-row>
        <table:table-row table:style-name="ro1">
          <table:covered-table-cell table:style-name="ce353"/>
          <table:covered-table-cell table:number-columns-repeated="5" table:style-name="ce218"/>
          <table:covered-table-cell table:style-name="ce421"/>
          <table:table-cell table:number-columns-repeated="6"/>
        </table:table-row>
        <table:table-row table:style-name="ro1">
          <table:covered-table-cell table:style-name="ce353"/>
          <table:covered-table-cell table:number-columns-repeated="5" table:style-name="ce218"/>
          <table:covered-table-cell table:style-name="ce421"/>
          <table:table-cell table:number-columns-repeated="6"/>
        </table:table-row>
        <table:table-row table:style-name="ro1">
          <table:covered-table-cell table:style-name="ce353"/>
          <table:covered-table-cell table:number-columns-repeated="5" table:style-name="ce218"/>
          <table:covered-table-cell table:style-name="ce421"/>
          <table:table-cell table:number-columns-repeated="6"/>
        </table:table-row>
        <table:table-row table:style-name="ro1">
          <table:covered-table-cell table:style-name="ce351"/>
          <table:covered-table-cell table:number-columns-repeated="5" table:style-name="ce216"/>
          <table:covered-table-cell table:style-name="ce420"/>
          <table:table-cell table:number-columns-repeated="6"/>
        </table:table-row>
        <table:table-row table:style-name="ro1">
          <table:table-cell table:style-name="ce143" office:value-type="string" calcext:value-type="string" table:number-columns-spanned="1" table:number-rows-spanned="8">
            <text:p>Portafoglio – Minusvalenze</text:p>
          </table:table-cell>
          <table:table-cell table:style-name="ce209" office:value-type="string" calcext:value-type="string" table:number-columns-spanned="6" table:number-rows-spanned="8">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410"/>
          <table:covered-table-cell table:style-name="ce211"/>
          <table:table-cell table:number-columns-repeated="6"/>
        </table:table-row>
        <table:table-row table:style-name="ro1">
          <table:covered-table-cell table:style-name="ce353"/>
          <table:covered-table-cell table:number-columns-repeated="5" table:style-name="ce218"/>
          <table:covered-table-cell table:style-name="ce421"/>
          <table:table-cell table:number-columns-repeated="6"/>
        </table:table-row>
        <table:table-row table:style-name="ro1">
          <table:covered-table-cell table:style-name="ce353"/>
          <table:covered-table-cell table:number-columns-repeated="5" table:style-name="ce218"/>
          <table:covered-table-cell table:style-name="ce421"/>
          <table:table-cell table:number-columns-repeated="6"/>
        </table:table-row>
        <table:table-row table:style-name="ro1">
          <table:covered-table-cell table:style-name="ce353"/>
          <table:covered-table-cell table:number-columns-repeated="5" table:style-name="ce218"/>
          <table:covered-table-cell table:style-name="ce421"/>
          <table:table-cell table:number-columns-repeated="6"/>
        </table:table-row>
        <table:table-row table:style-name="ro1">
          <table:covered-table-cell table:style-name="ce353"/>
          <table:covered-table-cell table:number-columns-repeated="5" table:style-name="ce218"/>
          <table:covered-table-cell table:style-name="ce421"/>
          <table:table-cell table:number-columns-repeated="6"/>
        </table:table-row>
        <table:table-row table:style-name="ro1" table:visibility="collapse">
          <table:covered-table-cell table:style-name="ce353"/>
          <table:covered-table-cell table:number-columns-repeated="5" table:style-name="ce218"/>
          <table:covered-table-cell table:style-name="ce421"/>
          <table:table-cell table:number-columns-repeated="6"/>
        </table:table-row>
        <table:table-row table:style-name="ro1" table:visibility="collapse">
          <table:covered-table-cell table:style-name="ce353"/>
          <table:covered-table-cell table:number-columns-repeated="5" table:style-name="ce218"/>
          <table:covered-table-cell table:style-name="ce421"/>
          <table:table-cell table:number-columns-repeated="6"/>
        </table:table-row>
        <table:table-row table:style-name="ro1" table:visibility="collapse">
          <table:covered-table-cell table:style-name="ce353"/>
          <table:covered-table-cell table:number-columns-repeated="5" table:style-name="ce218"/>
          <table:covered-table-cell table:style-name="ce421"/>
          <table:table-cell table:number-columns-repeated="6"/>
        </table:table-row>
        <table:table-row table:style-name="ro1">
          <table:table-cell table:style-name="ce30" office:value-type="string" calcext:value-type="string">
            <text:p>Dati Vendita/Scadenza – Data Vendita (Regolamento)</text:p>
          </table:table-cell>
          <table:table-cell table:style-name="ce219" office:value-type="string" calcext:value-type="string" table:number-columns-spanned="6" table:number-rows-spanned="1">
            <text:p>È la data di Vendita del BOT. Da compilare se e solo se si vende il BOT prima della sua naturale scadenza.</text:p>
          </table:table-cell>
          <table:covered-table-cell table:number-columns-repeated="5" table:style-name="ce210"/>
          <table:table-cell table:number-columns-repeated="6"/>
        </table:table-row>
        <table:table-row table:style-name="ro1">
          <table:table-cell table:style-name="ce30" office:value-type="string" calcext:value-type="string">
            <text:p><text:span text:style-name="T1">Dati Vendita/Scadenza</text:span> – Prezzo Vendita</text:p>
          </table:table-cell>
          <table:table-cell table:style-name="ce219" office:value-type="string" calcext:value-type="string" table:number-columns-spanned="6" table:number-rows-spanned="1">
            <text:p>È il Prezzo a cui viene venduto il BOT. Da compilare se e solo se si vende il BOT prima della sua naturale scadenza.</text:p>
          </table:table-cell>
          <table:covered-table-cell table:number-columns-repeated="5" table:style-name="ce210"/>
          <table:table-cell table:number-columns-repeated="6"/>
        </table:table-row>
        <table:table-row table:style-name="ro10">
          <table:table-cell table:style-name="ce30" office:value-type="string" calcext:value-type="string">
            <text:p><text:span text:style-name="T1">Dati Vendita/Scadenza</text:span> – Commissioni (% sul Prezzo Vendita)</text:p>
          </table:table-cell>
          <table:table-cell table:style-name="ce219" office:value-type="string" calcext:value-type="string" table:number-columns-spanned="6" table:number-rows-spanned="1">
            <text:p>Commissione da pagare alla Banca per la vendita del titolo prima della Scadenza. La commissione è espressa in percentuale rispetto al Prezzo di Vendita. Da compilare se e solo se si vende il BOT prima della sua naturale scadenza.</text:p>
          </table:table-cell>
          <table:covered-table-cell table:number-columns-repeated="5" table:style-name="ce210"/>
          <table:table-cell table:number-columns-repeated="6"/>
        </table:table-row>
        <table:table-row table:style-name="ro10">
          <table:table-cell table:style-name="ce30" office:value-type="string" calcext:value-type="string">
            <text:p><text:span text:style-name="T1">Dati Vendita/Scadenza</text:span> – Min. Commissioni</text:p>
          </table:table-cell>
          <table:table-cell table:style-name="ce220" office:value-type="string" calcext:value-type="string" table:number-columns-spanned="6" table:number-rows-spanned="1">
            <text:p>Alcune Banche (es. Banca Intesa) fissano un valore minimo per le commissioni. Nel mio caso, ad esempio, questo valore minimo è 3 Euro. Ciò significa che la Banca, per ogni transazione vuole guadagnare almeno 3 Euro di commissioni. Da compilare se e solo se si vende il BOT prima della sua naturale scadenza.</text:p>
          </table:table-cell>
          <table:covered-table-cell table:number-columns-repeated="5" table:style-name="ce210"/>
          <table:table-cell table:number-columns-repeated="6"/>
        </table:table-row>
        <table:table-row table:style-name="ro1">
          <table:table-cell table:style-name="ce30" office:value-type="string" calcext:value-type="string">
            <text:p><text:span text:style-name="T1">Dati Vendita/Scadenza </text:span> – Max Commissioni</text:p>
          </table:table-cell>
          <table:table-cell table:style-name="ce219" office:value-type="string" calcext:value-type="string" table:number-columns-spanned="6" table:number-rows-spanned="1">
            <text:p>Alcune Banche fissano un tetto massimo per le commissioni. Se questo limite non esiste, inserire INF che indica infinito. Da compilare se e solo se si vende il BOT prima della sua naturale scadenza.</text:p>
          </table:table-cell>
          <table:covered-table-cell table:number-columns-repeated="5" table:style-name="ce210"/>
          <table:table-cell table:number-columns-repeated="6"/>
        </table:table-row>
        <table:table-row table:style-name="ro10">
          <table:table-cell table:style-name="ce30" office:value-type="string" calcext:value-type="string">
            <text:p><text:span text:style-name="T1">Dati Vendita/Scadenza</text:span> – Commissioni Fisse</text:p>
          </table:table-cell>
          <table:table-cell table:style-name="ce219" office:value-type="string" calcext:value-type="string" table:number-columns-spanned="6" table:number-rows-spanned="1">
            <text:p>Le Banche oltre alle commissioni spesso chiedono ai propri clienti di pagare alcuni costi fissi. Nel mio caso le spese fisse chieste dalla Banca sono 3 Euro di costi di intermediazione e 0,5 Euro di costi di eseguito. Da compilare se e solo se si vende il BOT prima della sua naturale scadenza.</text:p>
          </table:table-cell>
          <table:covered-table-cell table:number-columns-repeated="5" table:style-name="ce210"/>
          <table:table-cell table:number-columns-repeated="6"/>
        </table:table-row>
        <table:table-row table:style-name="ro1">
          <table:table-cell table:style-name="ce331" office:value-type="string" calcext:value-type="string" table:number-columns-spanned="7" table:number-rows-spanned="2">
            <text:p>Significato dei campi calcolati</text:p>
          </table:table-cell>
          <table:covered-table-cell table:number-columns-repeated="5" table:style-name="ce370"/>
          <table:covered-table-cell table:style-name="ce417"/>
          <table:table-cell table:number-columns-repeated="6"/>
        </table:table-row>
        <table:table-row table:style-name="ro1">
          <table:covered-table-cell table:style-name="ce333"/>
          <table:covered-table-cell table:number-columns-repeated="5" table:style-name="ce375"/>
          <table:covered-table-cell table:style-name="ce418"/>
          <table:table-cell table:number-columns-repeated="6"/>
        </table:table-row>
        <table:table-row table:style-name="ro1">
          <table:table-cell table:style-name="ce193" office:value-type="string" calcext:value-type="string">
            <text:p>Anagrafica Titolo – ISIN</text:p>
          </table:table-cell>
          <table:table-cell table:style-name="ce221"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235"/>
          <table:covered-table-cell table:style-name="ce250"/>
          <table:table-cell table:number-columns-repeated="6"/>
        </table:table-row>
        <table:table-row table:style-name="ro1">
          <table:table-cell table:style-name="ce194" office:value-type="string" calcext:value-type="string" table:number-columns-spanned="1" table:number-rows-spanned="2">
            <text:p><text:span text:style-name="T1">Anagrafica Titolo – </text:span>Data Emissione</text:p>
          </table:table-cell>
          <table:table-cell table:style-name="ce222" office:value-type="string" calcext:value-type="string" table:number-columns-spanned="6" table:number-rows-spanned="2">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235"/>
          <table:covered-table-cell table:style-name="ce250"/>
          <table:table-cell table:number-columns-repeated="6"/>
        </table:table-row>
        <table:table-row table:style-name="ro1">
          <table:covered-table-cell table:style-name="ce193"/>
          <table:covered-table-cell table:style-name="ce402"/>
          <table:covered-table-cell table:number-columns-repeated="4" table:style-name="ce235"/>
          <table:covered-table-cell table:style-name="ce250"/>
          <table:table-cell table:number-columns-repeated="6"/>
        </table:table-row>
        <table:table-row table:style-name="ro11">
          <table:table-cell table:style-name="ce194" office:value-type="string" calcext:value-type="string" table:number-columns-spanned="1" table:number-rows-spanned="3">
            <text:p><text:span text:style-name="T1">Anagrafica Titolo – </text:span>Prezzo Emissione</text:p>
          </table:table-cell>
          <table:table-cell table:style-name="ce222" office:value-type="string" calcext:value-type="string" table:number-columns-spanned="6" table:number-rows-spanned="3">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235"/>
          <table:covered-table-cell table:style-name="ce250"/>
          <table:table-cell table:number-columns-repeated="6"/>
        </table:table-row>
        <table:table-row table:style-name="ro1">
          <table:covered-table-cell table:style-name="ce193"/>
          <table:covered-table-cell table:style-name="ce224"/>
          <table:covered-table-cell table:number-columns-repeated="4" table:style-name="ce235"/>
          <table:covered-table-cell table:style-name="ce250"/>
          <table:table-cell table:number-columns-repeated="6"/>
        </table:table-row>
        <table:table-row table:style-name="ro1">
          <table:covered-table-cell table:style-name="ce193"/>
          <table:covered-table-cell table:style-name="ce224"/>
          <table:covered-table-cell table:number-columns-repeated="4" table:style-name="ce235"/>
          <table:covered-table-cell table:style-name="ce250"/>
          <table:table-cell table:number-columns-repeated="6"/>
        </table:table-row>
        <table:table-row table:style-name="ro1">
          <table:table-cell table:style-name="ce194" office:value-type="string" calcext:value-type="string" table:number-columns-spanned="1" table:number-rows-spanned="4">
            <text:p><text:span text:style-name="T1">Anagrafica Titolo – </text:span>Data Scadenza</text:p>
          </table:table-cell>
          <table:table-cell table:style-name="ce222" office:value-type="string" calcext:value-type="string" table:number-columns-spanned="6" table:number-rows-spanned="4">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235"/>
          <table:covered-table-cell table:style-name="ce250"/>
          <table:table-cell table:number-columns-repeated="6"/>
        </table:table-row>
        <table:table-row table:style-name="ro1">
          <table:covered-table-cell table:style-name="ce193"/>
          <table:covered-table-cell table:style-name="ce224"/>
          <table:covered-table-cell table:number-columns-repeated="4" table:style-name="ce235"/>
          <table:covered-table-cell table:style-name="ce250"/>
          <table:table-cell table:number-columns-repeated="6"/>
        </table:table-row>
        <table:table-row table:style-name="ro1">
          <table:covered-table-cell table:style-name="ce193"/>
          <table:covered-table-cell table:style-name="ce224"/>
          <table:covered-table-cell table:number-columns-repeated="4" table:style-name="ce235"/>
          <table:covered-table-cell table:style-name="ce250"/>
          <table:table-cell table:number-columns-repeated="6"/>
        </table:table-row>
        <table:table-row table:style-name="ro1">
          <table:covered-table-cell table:style-name="ce193"/>
          <table:covered-table-cell table:style-name="ce224"/>
          <table:covered-table-cell table:number-columns-repeated="4" table:style-name="ce235"/>
          <table:covered-table-cell table:style-name="ce250"/>
          <table:table-cell table:number-columns-repeated="6"/>
        </table:table-row>
        <table:table-row table:style-name="ro1">
          <table:table-cell table:style-name="ce193" office:value-type="string" calcext:value-type="string">
            <text:p><text:span text:style-name="T1">Anagrafica Titolo – </text:span>Disaggio Lordo</text:p>
          </table:table-cell>
          <table:table-cell table:style-name="ce221" office:value-type="string" calcext:value-type="string" table:number-columns-spanned="6" table:number-rows-spanned="1">
            <text:p>Differenza tra il valore nominale di un BOT (100) e il suo Prezzo di Emissione.</text:p>
          </table:table-cell>
          <table:covered-table-cell table:number-columns-repeated="4" table:style-name="ce235"/>
          <table:covered-table-cell table:style-name="ce250"/>
          <table:table-cell table:number-columns-repeated="6"/>
        </table:table-row>
        <table:table-row table:style-name="ro1">
          <table:table-cell table:style-name="ce193" office:value-type="string" calcext:value-type="string">
            <text:p><text:span text:style-name="T1">Anagrafica Titolo – </text:span>Quotazione (EUR)</text:p>
          </table:table-cell>
          <table:table-cell table:style-name="ce221" office:value-type="string" calcext:value-type="string" table:number-columns-spanned="6" table:number-rows-spanned="1">
            <text:p>È l’ultima quotazione disponibile del BOT.</text:p>
          </table:table-cell>
          <table:covered-table-cell table:number-columns-repeated="4" table:style-name="ce235"/>
          <table:covered-table-cell table:style-name="ce250"/>
          <table:table-cell table:number-columns-repeated="6"/>
        </table:table-row>
        <table:table-row table:style-name="ro1">
          <table:table-cell table:style-name="ce193" office:value-type="string" calcext:value-type="string">
            <text:p><text:span text:style-name="T1">Anagrafica Titolo – </text:span>Durata (giorni)</text:p>
          </table:table-cell>
          <table:table-cell table:style-name="ce221" office:value-type="string" calcext:value-type="string" table:number-columns-spanned="6" table:number-rows-spanned="1">
            <text:p>Durata del BOT. È calcolata con la differenza , in numero di giorni, tra la Data di Scadenza e la Data di Emissione.</text:p>
          </table:table-cell>
          <table:covered-table-cell table:number-columns-repeated="4" table:style-name="ce235"/>
          <table:covered-table-cell table:style-name="ce250"/>
          <table:table-cell table:number-columns-repeated="6"/>
        </table:table-row>
        <table:table-row table:style-name="ro1">
          <table:table-cell table:style-name="ce193" office:value-type="string" calcext:value-type="string">
            <text:p><text:span text:style-name="T1">Dati Acquisto – </text:span>Quantità</text:p>
          </table:table-cell>
          <table:table-cell table:style-name="ce208" office:value-type="string" calcext:value-type="string" table:number-columns-spanned="6" table:number-rows-spanned="1">
            <text:p>È la quantità di BOT che hai acquistato. Il valore è calcolato come <text:span text:style-name="T2">Quantità=Lotto/100</text:span><text:span text:style-name="T3">.</text:span></text:p>
          </table:table-cell>
          <table:covered-table-cell table:number-columns-repeated="4" table:style-name="ce235"/>
          <table:covered-table-cell table:style-name="ce250"/>
          <table:table-cell table:number-columns-repeated="6"/>
        </table:table-row>
        <table:table-row table:style-name="ro1">
          <table:table-cell table:style-name="ce193" office:value-type="string" calcext:value-type="string">
            <text:p>Dati Acquisto – Durata Residua a Scadenza (giorni)</text:p>
          </table:table-cell>
          <table:table-cell table:style-name="ce221" office:value-type="string" calcext:value-type="string" table:number-columns-spanned="6" table:number-rows-spanned="1">
            <text:p><text:span text:style-name="T4">È la durata di vita residua del BOT espressa in giorni, ossia la differenza in giorni tra la Data di Scadenza e quella di Acquisto. Il valore è calcolato come </text:span><text:span text:style-name="T5">Durata Residua=Data Scadenza - Data Acquisto</text:span><text:span text:style-name="T6">.</text:span></text:p>
          </table:table-cell>
          <table:covered-table-cell table:number-columns-repeated="4" table:style-name="ce235"/>
          <table:covered-table-cell table:style-name="ce250"/>
          <table:table-cell table:number-columns-repeated="6"/>
        </table:table-row>
        <table:table-row table:style-name="ro1">
          <table:table-cell table:style-name="ce196" office:value-type="string" calcext:value-type="string">
            <text:p><text:span text:style-name="T1">Dati Acquisto – </text:span>Durata Residua a Scadenza (anni)</text:p>
          </table:table-cell>
          <table:table-cell table:style-name="ce221" office:value-type="string" calcext:value-type="string" table:number-columns-spanned="6" table:number-rows-spanned="1">
            <text:p><text:span text:style-name="T4">È la durata di vita residua del BOT espressa in anni, ossia la differenza in giorni tra la Data di Scadenza e quella di Acquisto. Il valore è calcolato come </text:span><text:span text:style-name="T5">Durata Residua=Data Scadenza - Data Acquisto</text:span><text:span text:style-name="T6">.</text:span></text:p>
          </table:table-cell>
          <table:covered-table-cell table:number-columns-repeated="4" table:style-name="ce235"/>
          <table:covered-table-cell table:style-name="ce250"/>
          <table:table-cell table:number-columns-repeated="6"/>
        </table:table-row>
        <table:table-row table:style-name="ro1">
          <table:table-cell table:style-name="ce197" office:value-type="string" calcext:value-type="string">
            <text:p>Dati Acquisto – Durata Trascorsa <text:s/>(giorni)</text:p>
          </table:table-cell>
          <table:table-cell table:style-name="ce221" office:value-type="string" calcext:value-type="string" table:number-columns-spanned="6" table:number-rows-spanned="1">
            <text:p><text:span text:style-name="T4">È la durata di vita già trascorsa del BOT espressa in giorni, ossia la differenza in giorni tra la Data di Acquisto e la Data di Emissione. Il valore è calcolato come </text:span><text:span text:style-name="T5">Durata Trascorsa=Data Acquisto - Data Emissione</text:span><text:span text:style-name="T6">.</text:span></text:p>
          </table:table-cell>
          <table:covered-table-cell table:number-columns-repeated="4" table:style-name="ce235"/>
          <table:covered-table-cell table:style-name="ce250"/>
          <table:table-cell table:number-columns-repeated="6"/>
        </table:table-row>
        <table:table-row table:style-name="ro1">
          <table:table-cell table:style-name="ce197" office:value-type="string" calcext:value-type="string">
            <text:p>Dati Acquisto – Durata Trascorsa <text:s/>(anni)</text:p>
          </table:table-cell>
          <table:table-cell table:style-name="ce221" office:value-type="string" calcext:value-type="string" table:number-columns-spanned="6" table:number-rows-spanned="1">
            <text:p><text:span text:style-name="T4">È la durata di vita già trascorsa del BOT espressa in anni, ossia la differenza in anni tra la Data di Acquisto e la Data di Emissione. Il valore è calcolato come </text:span><text:span text:style-name="T5">Durata Trascorsa=Data Acquisto - Data Emissione</text:span><text:span text:style-name="T6">.</text:span></text:p>
          </table:table-cell>
          <table:covered-table-cell table:number-columns-repeated="4" table:style-name="ce235"/>
          <table:covered-table-cell table:style-name="ce250"/>
          <table:table-cell table:number-columns-repeated="6"/>
        </table:table-row>
        <table:table-row table:style-name="ro1">
          <table:table-cell table:style-name="ce196" office:value-type="string" calcext:value-type="string" table:number-columns-spanned="1" table:number-rows-spanned="2">
            <text:p><text:span text:style-name="T1">Dati Acquisto – </text:span>Disaggio Lordo</text:p>
          </table:table-cell>
          <table:table-cell table:style-name="ce222" office:value-type="string" calcext:value-type="string" table:number-columns-spanned="6" table:number-rows-spanned="2">
            <text:p>Con il termine disaggio, generalmente, si intende la differenza tra il valore nominale di un titolo e il valore effettivo. Nel nostro caso con il termine Disaggio Lordo indichiamo la differenza tra il valore nominale e il Prezzo di Emissione moltiplicato per un fattore dato dal rapporto tra la Durata residua a Scadenza del BOT e la sua Durata. <text:span text:style-name="T7">Disaggio Lordo=(100-Prezzo Emissione)*(Durata Residua a Scadenza/Durata).</text:span></text:p>
          </table:table-cell>
          <table:covered-table-cell table:number-columns-repeated="4" table:style-name="ce235"/>
          <table:covered-table-cell table:style-name="ce250"/>
          <table:table-cell table:number-columns-repeated="6"/>
        </table:table-row>
        <table:table-row table:style-name="ro1">
          <table:covered-table-cell table:style-name="ce197"/>
          <table:covered-table-cell table:style-name="ce224"/>
          <table:covered-table-cell table:number-columns-repeated="4" table:style-name="ce235"/>
          <table:covered-table-cell table:style-name="ce250"/>
          <table:table-cell table:number-columns-repeated="6"/>
        </table:table-row>
        <table:table-row table:style-name="ro1">
          <table:table-cell table:style-name="ce196" office:value-type="string" calcext:value-type="string" table:number-columns-spanned="1" table:number-rows-spanned="3">
            <text:p>Dati Acquisto – Prezzo Teorico</text:p>
          </table:table-cell>
          <table:table-cell table:style-name="ce222" office:value-type="string" calcext:value-type="string" table:number-columns-spanned="6" table:number-rows-spanned="3">
            <text:p><text:span text:style-name="T8">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text:span text:style-name="T9">Prezzo Teorico = Prezzo Emissione + (100 - Prezzo Emissioni) * (Durata Trascorsa/Durata)</text:span><text:span text:style-name="T10">.</text:span></text:p>
          </table:table-cell>
          <table:covered-table-cell table:number-columns-repeated="4" table:style-name="ce238"/>
          <table:covered-table-cell table:style-name="ce254"/>
          <table:table-cell table:number-columns-repeated="6"/>
        </table:table-row>
        <table:table-row table:style-name="ro1">
          <table:covered-table-cell table:style-name="ce197"/>
          <table:covered-table-cell table:style-name="ce225"/>
          <table:covered-table-cell table:number-columns-repeated="4" table:style-name="ce238"/>
          <table:covered-table-cell table:style-name="ce254"/>
          <table:table-cell table:number-columns-repeated="6"/>
        </table:table-row>
        <table:table-row table:style-name="ro1">
          <table:covered-table-cell table:style-name="ce197"/>
          <table:covered-table-cell table:style-name="ce225"/>
          <table:covered-table-cell table:number-columns-repeated="4" table:style-name="ce238"/>
          <table:covered-table-cell table:style-name="ce254"/>
          <table:table-cell table:number-columns-repeated="6"/>
        </table:table-row>
        <table:table-row table:style-name="ro1">
          <table:table-cell table:style-name="ce193" office:value-type="string" calcext:value-type="string">
            <text:p>Importo Secco</text:p>
          </table:table-cell>
          <table:table-cell table:style-name="ce226" office:value-type="string" calcext:value-type="string" table:number-columns-spanned="6" table:number-rows-spanned="1">
            <text:p>È il prodotto tra il Prezzo Acquisto per la Quantità di BOT Acquistati. <text:span text:style-name="T7">Importo Secco = Prezzo Acquisto * Quantità</text:span>.</text:p>
          </table:table-cell>
          <table:covered-table-cell table:number-columns-repeated="5"/>
          <table:table-cell table:number-columns-repeated="6"/>
        </table:table-row>
        <table:table-row table:style-name="ro1">
          <table:table-cell table:style-name="ce194" office:value-type="string" calcext:value-type="string" table:number-columns-spanned="1" table:number-rows-spanned="3">
            <text:p>Commissioni</text:p>
          </table:table-cell>
          <table:table-cell table:style-name="ce228" office:value-type="string" calcext:value-type="string" table:number-columns-spanned="6" table:number-rows-spanned="3">
            <text:p><text:span text:style-name="T8">È il calcolo delle commissioni da pagare alla Banca. Se l’acquisto è in Asta allora dovrete scegliere </text:span><text:span text:style-name="T9">Commissioni (% sul Prezzo Nominale)</text:span><text:span text:style-name="T11"> altrimenti </text:span><text:span text:style-name="T9"> Commissioni (% sul Prezzo Acquisto). Il Calcolatore calcolerà la percentuale di commissione da pagare applicando eventuali valori minimi e massimi previsti dalla Banca. </text:span></text:p>
          </table:table-cell>
          <table:covered-table-cell table:style-name="ce411"/>
          <table:covered-table-cell table:number-columns-repeated="4"/>
          <table:table-cell table:number-columns-repeated="6"/>
        </table:table-row>
        <table:table-row table:style-name="ro1">
          <table:covered-table-cell table:number-columns-repeated="7"/>
          <table:table-cell table:number-columns-repeated="6"/>
        </table:table-row>
        <table:table-row table:style-name="ro1">
          <table:covered-table-cell table:number-columns-repeated="7"/>
          <table:table-cell table:number-columns-repeated="6"/>
        </table:table-row>
        <table:table-row table:style-name="ro1">
          <table:table-cell table:style-name="ce194" office:value-type="string" calcext:value-type="string" table:number-columns-spanned="1" table:number-rows-spanned="5">
            <text:p>Imposte</text:p>
          </table:table-cell>
          <table:table-cell table:style-name="ce229"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7">(100-Prezzo Emissione)*Quantità</text:span>. Se si acquista sul MOT, invece, l’imposta è già stata pagata dal primo acquirente per cui bisognerà restituire a quest’ultimo la tassa pagata in base al numero di giorni rimanenti. Quindi la formula sarà <text:span text:style-name="T7">(100-Prezzo di Acquisto)*Quantità*(Durata Residua/Durata)</text:span>. È importante ricordare che la Durata Residua è calcolata dalla Data di Regolamento e non dal giorno in cui si esegue l’ordine.</text:p>
          </table:table-cell>
          <table:covered-table-cell table:number-columns-repeated="5"/>
          <table:table-cell table:number-columns-repeated="6"/>
        </table:table-row>
        <table:table-row table:style-name="ro1">
          <table:covered-table-cell table:number-columns-repeated="7"/>
          <table:table-cell table:number-columns-repeated="6"/>
        </table:table-row>
        <table:table-row table:style-name="ro1">
          <table:covered-table-cell table:number-columns-repeated="7"/>
          <table:table-cell table:number-columns-repeated="6"/>
        </table:table-row>
        <table:table-row table:style-name="ro1">
          <table:covered-table-cell table:number-columns-repeated="7"/>
          <table:table-cell table:number-columns-repeated="6"/>
        </table:table-row>
        <table:table-row table:style-name="ro1">
          <table:covered-table-cell table:number-columns-repeated="7"/>
          <table:table-cell table:number-columns-repeated="6"/>
        </table:table-row>
        <table:table-row table:style-name="ro1">
          <table:table-cell table:style-name="ce194" office:value-type="string" calcext:value-type="string" table:number-columns-spanned="1" table:number-rows-spanned="2">
            <text:p>Importo Totale Pagato</text:p>
          </table:table-cell>
          <table:table-cell table:style-name="ce231"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7">Importo Totale Pagato = Importo Secco + Commissioni + Imposte</text:span>.</text:p>
          </table:table-cell>
          <table:covered-table-cell table:number-columns-repeated="5"/>
          <table:table-cell table:number-columns-repeated="6"/>
        </table:table-row>
        <table:table-row table:style-name="ro1">
          <table:covered-table-cell table:number-columns-repeated="7"/>
          <table:table-cell table:number-columns-repeated="6"/>
        </table:table-row>
        <table:table-row table:style-name="ro1">
          <table:table-cell table:style-name="ce194" office:value-type="string" calcext:value-type="string" table:number-columns-spanned="1" table:number-rows-spanned="6">
            <text:p>Prezzo di Carico per il Capital Gain (EUR)</text:p>
          </table:table-cell>
          <table:table-cell table:style-name="ce229" office:value-type="string" calcext:value-type="string" table:number-columns-spanned="6" table:number-rows-spanned="6">
            <text:p><text:span text:style-name="T12">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9"> Prezzo di Carico per il Capital Gain</text:span><text:span text:style-name="T11"> e confrontarlo con il prezzo di emissione. Questa è la formula </text:span><text:span text:style-name="T9"> Prezzo di Carico per il Capital Gain=(Importo Secco+Commissioni+Costi Fissi)/Quantità-(Prezzo Teorico-Prezzo Emissione)</text:span><text:span text:style-name="T11">. Da notare nella formula la sottrazione dello scarto del Prezzo Teorico rispetto al Prezzo di Emissione senza il quale il successivo confronto con il Prezzo di Emissione non avrebbe senso.</text:span></text:p>
          </table:table-cell>
          <table:covered-table-cell table:number-columns-repeated="5"/>
          <table:table-cell table:number-columns-repeated="6"/>
        </table:table-row>
        <table:table-row table:style-name="ro1">
          <table:covered-table-cell table:number-columns-repeated="7"/>
          <table:table-cell table:number-columns-repeated="6"/>
        </table:table-row>
        <table:table-row table:style-name="ro1">
          <table:covered-table-cell table:number-columns-repeated="7"/>
          <table:table-cell table:number-columns-repeated="6"/>
        </table:table-row>
        <table:table-row table:style-name="ro1">
          <table:covered-table-cell table:number-columns-repeated="7"/>
          <table:table-cell table:number-columns-repeated="6"/>
        </table:table-row>
        <table:table-row table:style-name="ro1">
          <table:covered-table-cell table:number-columns-repeated="7"/>
          <table:table-cell table:number-columns-repeated="6"/>
        </table:table-row>
        <table:table-row table:style-name="ro1">
          <table:covered-table-cell table:number-columns-repeated="7"/>
          <table:table-cell table:number-columns-repeated="6"/>
        </table:table-row>
        <table:table-row table:style-name="ro12">
          <table:table-cell table:style-name="ce194" office:value-type="string" calcext:value-type="string" table:number-columns-spanned="1" table:number-rows-spanned="3">
            <text:p>Plus <text:s/>(+) <text:s/>Minus <text:s/>(-) Valenza Realizzata (EUR)</text:p>
          </table:table-cell>
          <table:table-cell table:style-name="ce229" office:value-type="string" calcext:value-type="string" table:number-columns-spanned="6" table:number-rows-spanned="3">
            <text:p>Per determinare se il tuo acquisto su MOT ha generato una plusvalenza o una minus valenza basta confrontare il <text:span text:style-name="T7">Prezzo di Carico per il Capital Gain</text:span> con il <text:span text:style-name="T7">Prezzo di Emissione</text:span> e moltiplicarlo per la <text:span text:style-name="T7">Quantità</text:span>. Ossia <text:span text:style-name="T7">Plus (+) Minus (-) Valenza Realizzata = (Prezzo Emissione – Prezzo per il Capital Gain)*Quantità</text:span>. Nel nostro esempio di vede che generiamo una minus valenza di 7,12 Euro per cui non ci sarà ulteriore tassazione visto che abbiamo comprato i BOT a un prezzo che, sommato con le commissioni, è più alto del Prezzo di Emissione.</text:p>
          </table:table-cell>
          <table:covered-table-cell table:number-columns-repeated="5"/>
          <table:table-cell table:number-columns-repeated="6"/>
        </table:table-row>
        <table:table-row table:style-name="ro1">
          <table:covered-table-cell table:style-name="ce193"/>
          <table:covered-table-cell table:style-name="ce407"/>
          <table:covered-table-cell table:number-columns-repeated="5"/>
          <table:table-cell table:number-columns-repeated="6"/>
        </table:table-row>
        <table:table-row table:style-name="ro1">
          <table:covered-table-cell table:style-name="ce193"/>
          <table:covered-table-cell table:style-name="ce407"/>
          <table:covered-table-cell table:number-columns-repeated="5"/>
          <table:table-cell table:number-columns-repeated="6"/>
        </table:table-row>
        <table:table-row table:style-name="ro1">
          <table:table-cell table:style-name="ce193" office:value-type="string" calcext:value-type="string">
            <text:p>Imponibile (EUR)</text:p>
          </table:table-cell>
          <table:table-cell table:style-name="ce226"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table:style-name="ce193" office:value-type="string" calcext:value-type="string">
            <text:p>Imposta sulla Plus Valenza (EUR)</text:p>
          </table:table-cell>
          <table:table-cell table:style-name="ce226"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table:style-name="ce193" office:value-type="string" calcext:value-type="string">
            <text:p>Minus Valenza Rimanente (EUR)</text:p>
          </table:table-cell>
          <table:table-cell table:style-name="ce226"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table:style-name="ce193" office:value-type="string" calcext:value-type="string">
            <text:p>Importo Rimborsato (EUR)</text:p>
          </table:table-cell>
          <table:table-cell table:style-name="ce226"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table:style-name="ce193" office:value-type="string" calcext:value-type="string">
            <text:p>Guadagno Lordo (EUR)</text:p>
          </table:table-cell>
          <table:table-cell table:style-name="ce226"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table:style-name="ce193" office:value-type="string" calcext:value-type="string">
            <text:p>Guadagno Netto al Rimborso (EUR)</text:p>
          </table:table-cell>
          <table:table-cell table:style-name="ce226"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table:style-name="ce193" office:value-type="string" calcext:value-type="string">
            <text:p><text:span text:style-name="T1">Guadagno al Netto dell’Imposta di Bollo</text:span> (EUR)</text:p>
          </table:table-cell>
          <table:table-cell table:style-name="ce226"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table:style-name="ce193" office:value-type="string" calcext:value-type="string">
            <text:p>Rendimento Lordo %</text:p>
          </table:table-cell>
          <table:table-cell table:style-name="ce226"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table:style-name="ce193" office:value-type="string" calcext:value-type="string">
            <text:p>Rendimento Netto al Rimborso %</text:p>
          </table:table-cell>
          <table:table-cell table:style-name="ce226" office:value-type="string" calcext:value-type="string" table:number-columns-spanned="6" table:number-rows-spanned="1">
            <text:p>TBD</text:p>
          </table:table-cell>
          <table:covered-table-cell table:number-columns-repeated="5"/>
          <table:table-cell table:style-name="ce226" office:value-type="string" calcext:value-type="string" table:number-columns-spanned="6" table:number-rows-spanned="1">
            <text:p>TBD</text:p>
          </table:table-cell>
          <table:covered-table-cell table:number-columns-repeated="5"/>
        </table:table-row>
        <table:table-row table:style-name="ro1">
          <table:table-cell table:style-name="ce198" office:value-type="string" calcext:value-type="string">
            <text:p>Rendimento al Netto dell’Imposta di Bollo %</text:p>
          </table:table-cell>
          <table:table-cell table:style-name="ce234" office:value-type="string" calcext:value-type="string" table:number-columns-spanned="6" table:number-rows-spanned="1">
            <text:p>TBD</text:p>
          </table:table-cell>
          <table:covered-table-cell table:number-columns-repeated="5" table:style-name="ce412"/>
          <table:table-cell table:number-columns-repeated="6"/>
        </table:table-row>
        <table:table-row table:style-name="ro1" table:number-rows-repeated="1048462">
          <table:table-cell table:number-columns-repeated="13"/>
        </table:table-row>
        <table:table-row table:style-name="ro1">
          <table:table-cell table:number-columns-repeated="13"/>
        </table:table-row>
      </table:table>
      <table:table table:name="Forecast" table:style-name="ta2">
        <table:table-column table:style-name="co20" table:default-cell-style-name="Default"/>
        <table:table-column table:style-name="co21" table:default-cell-style-name="Default"/>
        <table:table-column table:style-name="co8" table:number-columns-repeated="2" table:default-cell-style-name="Default"/>
        <table:table-column table:style-name="co20" table:default-cell-style-name="Default"/>
        <table:table-column table:style-name="co8"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256"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256" office:value-type="string" calcext:value-type="string" table:number-columns-spanned="8" table:number-rows-spanned="1">
            <text:p>Test Forecast</text:p>
          </table:table-cell>
          <table:covered-table-cell table:number-columns-repeated="3" table:style-name="ce256"/>
          <table:covered-table-cell table:number-columns-repeated="4" table:style-name="ce439"/>
        </table:table-row>
        <table:table-row table:style-name="ro1">
          <table:table-cell table:style-name="ce423" office:value-type="string" calcext:value-type="string">
            <text:p>ISIN</text:p>
          </table:table-cell>
          <table:table-cell table:style-name="ce423" office:value-type="string" calcext:value-type="string">
            <text:p>Nome</text:p>
          </table:table-cell>
          <table:table-cell table:style-name="ce423" office:value-type="string" calcext:value-type="string">
            <text:p>Prezzo</text:p>
          </table:table-cell>
          <table:table-cell table:style-name="ce423" office:value-type="string" calcext:value-type="string">
            <text:p>Data</text:p>
          </table:table-cell>
          <table:table-cell table:style-name="ce423" office:value-type="string" calcext:value-type="string">
            <text:p>Data Emissione</text:p>
          </table:table-cell>
          <table:table-cell table:style-name="ce423" office:value-type="string" calcext:value-type="string">
            <text:p>Scadenza</text:p>
          </table:table-cell>
          <table:table-cell table:style-name="ce423" office:value-type="string" calcext:value-type="string">
            <text:p>Durata Residua</text:p>
          </table:table-cell>
          <table:table-cell table:style-name="ce423" office:value-type="string" calcext:value-type="string">
            <text:p>Prezzo Stimato</text:p>
          </table:table-cell>
          <table:table-cell table:style-name="ce423" office:value-type="string" calcext:value-type="string">
            <text:p>Rendimento Lordo %</text:p>
          </table:table-cell>
          <table:table-cell table:style-name="ce435"/>
          <table:table-cell table:number-columns-repeated="2"/>
          <table:table-cell table:style-name="ce423" office:value-type="string" calcext:value-type="string">
            <text:p>Data</text:p>
          </table:table-cell>
          <table:table-cell table:style-name="ce423" office:value-type="string" calcext:value-type="string">
            <text:p>Data Emissione</text:p>
          </table:table-cell>
          <table:table-cell table:style-name="ce423" office:value-type="string" calcext:value-type="string">
            <text:p>Data Scadenza</text:p>
          </table:table-cell>
          <table:table-cell table:style-name="ce423" office:value-type="string" calcext:value-type="string">
            <text:p>Durata</text:p>
          </table:table-cell>
          <table:table-cell table:style-name="ce423" office:value-type="string" calcext:value-type="string">
            <text:p>Prezzo Emissione Stimato</text:p>
          </table:table-cell>
          <table:table-cell table:style-name="ce423" office:value-type="string" calcext:value-type="string">
            <text:p>Prezzo Emissione Effettivo</text:p>
          </table:table-cell>
          <table:table-cell table:style-name="ce423" office:value-type="string" calcext:value-type="string">
            <text:p>Rendimento Lordo Stimato</text:p>
          </table:table-cell>
          <table:table-cell table:style-name="ce423" office:value-type="string" calcext:value-type="string">
            <text:p>Rendimento Effettivo</text:p>
          </table:table-cell>
        </table:table-row>
        <table:table-row table:style-name="ro1">
          <table:table-cell table:style-name="ce424" office:value-type="string" calcext:value-type="string">
            <text:p>IT0005575482</text:p>
          </table:table-cell>
          <table:table-cell table:style-name="ce425" office:value-type="string" calcext:value-type="string">
            <text:p>BOT 14Dec24 ANN</text:p>
          </table:table-cell>
          <table:table-cell table:style-name="ce425" office:value-type="float" office:value="96.877" calcext:value-type="float">
            <text:p>96,877</text:p>
          </table:table-cell>
          <table:table-cell table:style-name="ce426" office:value-type="date" office:date-value="2024-01-11" calcext:value-type="date">
            <text:p>11/01/2024</text:p>
          </table:table-cell>
          <table:table-cell table:style-name="ce427" office:value-type="date" office:date-value="2023-12-14" calcext:value-type="date">
            <text:p>14/12/2023</text:p>
          </table:table-cell>
          <table:table-cell table:style-name="ce427" office:value-type="date" office:date-value="2024-12-13" calcext:value-type="date">
            <text:p>13/12/2024</text:p>
          </table:table-cell>
          <table:table-cell table:style-name="ce424" table:formula="of:=[.F3]-[.D3]" office:value-type="float" office:value="337" calcext:value-type="float">
            <text:p>337</text:p>
          </table:table-cell>
          <table:table-cell table:style-name="ce428" table:formula="of:=[.C3]-(([.F3]-[.E3])-[.G3])*((100-[.C3])/[.G3])" office:value-type="float" office:value="96.6175222551929" calcext:value-type="float">
            <text:p>96,618</text:p>
          </table:table-cell>
          <table:table-cell table:style-name="ce434" table:formula="of:=((100-[.H3])*100/[.H3])" office:value-type="float" office:value="3.50089472991566" calcext:value-type="float">
            <text:p>3,50</text:p>
          </table:table-cell>
          <table:table-cell table:number-columns-repeated="3"/>
          <table:table-cell table:style-name="ce436" office:value-type="date" office:date-value="2024-01-06" calcext:value-type="date">
            <text:p>06/01/2024</text:p>
          </table:table-cell>
          <table:table-cell table:style-name="ce436" office:value-type="date" office:date-value="2023-12-14" calcext:value-type="date">
            <text:p>14/12/2023</text:p>
          </table:table-cell>
          <table:table-cell table:style-name="ce436" office:value-type="date" office:date-value="2024-12-13" calcext:value-type="date">
            <text:p>13/12/2024</text:p>
          </table:table-cell>
          <table:table-cell table:style-name="ce437" table:formula="of:=[.O3]-[.N3]" office:value-type="float" office:value="365" calcext:value-type="float">
            <text:p>365</text:p>
          </table:table-cell>
          <table:table-cell office:value-type="float" office:value="96.765" calcext:value-type="float">
            <text:p>96,765</text:p>
          </table:table-cell>
          <table:table-cell office:value-type="float" office:value="0" calcext:value-type="float">
            <text:p>0</text:p>
          </table:table-cell>
          <table:table-cell office:value-type="float" office:value="3.4" calcext:value-type="float">
            <text:p>3,4</text:p>
          </table:table-cell>
          <table:table-cell office:value-type="float" office:value="0" calcext:value-type="float">
            <text:p>0</text:p>
          </table:table-cell>
        </table:table-row>
        <table:table-row table:style-name="ro1" table:number-rows-repeated="4">
          <table:table-cell table:number-columns-repeated="12"/>
          <table:table-cell table:style-name="ce436" table:number-columns-repeated="3"/>
          <table:table-cell table:style-name="ce437"/>
          <table:table-cell table:number-columns-repeated="4"/>
        </table:table-row>
        <table:table-row table:style-name="ro1" table:number-rows-repeated="1048568">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3-09T18:23:40.666861977</dc:date>
    <meta:generator>LibreOffice/7.5.2.2$MacOSX_X86_64 LibreOffice_project/53bb9681a964705cf672590721dbc85eb4d0c3a2</meta:generator>
    <meta:editing-duration>P8DT18H1M33S</meta:editing-duration>
    <meta:editing-cycles>167</meta:editing-cycles>
    <meta:document-statistic meta:table-count="5" meta:cell-count="466" meta:object-count="0"/>
    <meta:user-defined meta:name=""/>
    <meta:user-defined meta:name="AppVersion">16.0300</meta:user-defined>
  </office:meta>
</office:document-meta>
</file>